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style:use-window-font-color="true"/>
    </style:style>
    <style:style style:name="ce2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SR" table:style-name="ta1">
        <table:shapes>
          <draw:frame draw:z-index="0" draw:style-name="gr1" draw:text-style-name="P1" svg:width="210mm" svg:height="100mm" svg:x="86.74mm" svg:y="118.64mm">
            <draw:object draw:notify-on-update-of-ranges="ISR.D17:ISR.D17 ISR.E17:ISR.Y17 ISR.D18:ISR.D18 ISR.E18:ISR.Y18 ISR.D19:ISR.D19 ISR.E19:ISR.Y19 ISR.D20:ISR.D20 ISR.E20:ISR.Y20 ISR.D21:ISR.D21 ISR.E21:ISR.Y21 ISR.D22:ISR.D22 ISR.E22:ISR.Y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 table:number-columns-repeated="2"/>
          <table:table-cell office:value-type="string" calcext:value-type="string">
            <text:p>ISR=5</text:p>
          </table:table-cell>
          <table:table-cell office:value-type="float" office:value="1" calcext:value-type="float">
            <text:p>1</text:p>
          </table:table-cell>
          <table:table-cell office:value-type="float" office:value="0.6908" calcext:value-type="float">
            <text:p>0.6908</text:p>
          </table:table-cell>
          <table:table-cell office:value-type="float" office:value="0.9671" calcext:value-type="float">
            <text:p>0.9671</text:p>
          </table:table-cell>
          <table:table-cell office:value-type="float" office:value="0.9946" calcext:value-type="float">
            <text:p>0.9946</text:p>
          </table:table-cell>
          <table:table-cell office:value-type="float" office:value="1" calcext:value-type="float">
            <text:p>1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791" calcext:value-type="float">
            <text:p>0.9791</text:p>
          </table:table-cell>
          <table:table-cell office:value-type="float" office:value="0.9976" calcext:value-type="float">
            <text:p>0.997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7678" calcext:value-type="float">
            <text:p>0.7678</text:p>
          </table:table-cell>
          <table:table-cell office:value-type="float" office:value="1" calcext:value-type="float">
            <text:p>1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9639" calcext:value-type="float">
            <text:p>0.9639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4643" calcext:value-type="float">
            <text:p>0.4643</text:p>
          </table:table-cell>
          <table:table-cell office:value-type="float" office:value="0.55161" calcext:value-type="float">
            <text:p>0.55161</text:p>
          </table:table-cell>
          <table:table-cell table:formula="of:=AVERAGE([.E8:.V8])" office:value-type="float" office:value="0.699522222222222" calcext:value-type="float">
            <text:p>0.69952222222222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1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9437" calcext:value-type="float">
            <text:p>0.9437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9792" calcext:value-type="float">
            <text:p>0.979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6052" calcext:value-type="float">
            <text:p>0.6052</text:p>
          </table:table-cell>
          <table:table-cell office:value-type="float" office:value="0.3765" calcext:value-type="float">
            <text:p>0.3765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9279" calcext:value-type="float">
            <text:p>0.927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4012" calcext:value-type="float">
            <text:p>0.4012</text:p>
          </table:table-cell>
          <table:table-cell office:value-type="float" office:value="0.35753" calcext:value-type="float">
            <text:p>0.35753</text:p>
          </table:table-cell>
          <table:table-cell table:formula="of:=AVERAGE([.E9:.V9])" office:value-type="float" office:value="0.560466666666667" calcext:value-type="float">
            <text:p>0.56046666666666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15</text:p>
          </table:table-cell>
          <table:table-cell office:value-type="float" office:value="0.9557" calcext:value-type="float">
            <text:p>0.9557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9218" calcext:value-type="float">
            <text:p>0.9218</text:p>
          </table:table-cell>
          <table:table-cell office:value-type="float" office:value="0.974" calcext:value-type="float">
            <text:p>0.97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9776" calcext:value-type="float">
            <text:p>0.977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4491" calcext:value-type="float">
            <text:p>0.4491</text:p>
          </table:table-cell>
          <table:table-cell office:value-type="float" office:value="0.2165" calcext:value-type="float">
            <text:p>0.2165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405" calcext:value-type="float">
            <text:p>0.405</text:p>
          </table:table-cell>
          <table:table-cell office:value-type="float" office:value="0.6385" calcext:value-type="float">
            <text:p>0.638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3263" calcext:value-type="float">
            <text:p>0.3263</text:p>
          </table:table-cell>
          <table:table-cell office:value-type="float" office:value="0.2282" calcext:value-type="float">
            <text:p>0.2282</text:p>
          </table:table-cell>
          <table:table-cell table:formula="of:=AVERAGE([.E10:.V10])" office:value-type="float" office:value="0.472611111111111" calcext:value-type="float">
            <text:p>0.47261111111111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20</text:p>
          </table:table-cell>
          <table:table-cell office:value-type="float" office:value="0.7419" calcext:value-type="float">
            <text:p>0.7419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8305" calcext:value-type="float">
            <text:p>0.8305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9973" calcext:value-type="float">
            <text:p>0.9973</text:p>
          </table:table-cell>
          <table:table-cell office:value-type="float" office:value="0.6991" calcext:value-type="float">
            <text:p>0.6991</text:p>
          </table:table-cell>
          <table:table-cell office:value-type="float" office:value="0.49" calcext:value-type="float">
            <text:p>0.49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2644" calcext:value-type="float">
            <text:p>0.2644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5918" calcext:value-type="float">
            <text:p>0.591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462" calcext:value-type="float">
            <text:p>0.2462</text:p>
          </table:table-cell>
          <table:table-cell office:value-type="float" office:value="0.12919" calcext:value-type="float">
            <text:p>0.12919</text:p>
          </table:table-cell>
          <table:table-cell table:formula="of:=AVERAGE([.E11:.V11])" office:value-type="float" office:value="0.379905555555556" calcext:value-type="float">
            <text:p>0.37990555555555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25</text:p>
          </table:table-cell>
          <table:table-cell office:value-type="float" office:value="0.3067" calcext:value-type="float">
            <text:p>0.3067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5137" calcext:value-type="float">
            <text:p>0.5137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9705" calcext:value-type="float">
            <text:p>0.97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1376" calcext:value-type="float">
            <text:p>0.1376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.0052" calcext:value-type="float">
            <text:p>0.0052</text:p>
          </table:table-cell>
          <table:table-cell office:value-type="float" office:value="0.5854" calcext:value-type="float">
            <text:p>0.585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709" calcext:value-type="float">
            <text:p>0.1709</text:p>
          </table:table-cell>
          <table:table-cell office:value-type="float" office:value="0.10202" calcext:value-type="float">
            <text:p>0.10202</text:p>
          </table:table-cell>
          <table:table-cell table:formula="of:=AVERAGE([.E12:.V12])" office:value-type="float" office:value="0.293016666666667" calcext:value-type="float">
            <text:p>0.293016666666667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5</text:p>
          </table:table-cell>
          <table:table-cell table:formula="of:=(1-[.E8])*100" office:value-type="float" office:value="0" calcext:value-type="float">
            <text:p>0</text:p>
          </table:table-cell>
          <table:table-cell table:formula="of:=(1-[.F8])*100" office:value-type="float" office:value="30.92" calcext:value-type="float">
            <text:p>30.92</text:p>
          </table:table-cell>
          <table:table-cell table:formula="of:=(1-[.G8])*100" office:value-type="float" office:value="3.28999999999999" calcext:value-type="float">
            <text:p>3.28999999999999</text:p>
          </table:table-cell>
          <table:table-cell table:formula="of:=(1-[.H8])*100" office:value-type="float" office:value="0.539999999999996" calcext:value-type="float">
            <text:p>0.539999999999996</text:p>
          </table:table-cell>
          <table:table-cell table:formula="of:=(1-[.I8])*100" office:value-type="float" office:value="0" calcext:value-type="float">
            <text:p>0</text:p>
          </table:table-cell>
          <table:table-cell table:formula="of:=(1-[.J8])*100" office:value-type="float" office:value="0.379999999999991" calcext:value-type="float">
            <text:p>0.379999999999991</text:p>
          </table:table-cell>
          <table:table-cell table:formula="of:=(1-[.K8])*100" office:value-type="float" office:value="2.08999999999999" calcext:value-type="float">
            <text:p>2.08999999999999</text:p>
          </table:table-cell>
          <table:table-cell table:formula="of:=(1-[.L8])*100" office:value-type="float" office:value="0.239999999999996" calcext:value-type="float">
            <text:p>0.239999999999996</text:p>
          </table:table-cell>
          <table:table-cell table:formula="of:=(1-[.M8])*100" office:value-type="float" office:value="99.85" calcext:value-type="float">
            <text:p>99.85</text:p>
          </table:table-cell>
          <table:table-cell table:formula="of:=(1-[.N8])*100" office:value-type="float" office:value="99.69" calcext:value-type="float">
            <text:p>99.69</text:p>
          </table:table-cell>
          <table:table-cell table:formula="of:=(1-[.O8])*100" office:value-type="float" office:value="23.84" calcext:value-type="float">
            <text:p>23.84</text:p>
          </table:table-cell>
          <table:table-cell table:formula="of:=(1-[.P8])*100" office:value-type="float" office:value="23.22" calcext:value-type="float">
            <text:p>23.22</text:p>
          </table:table-cell>
          <table:table-cell table:formula="of:=(1-[.Q8])*100" office:value-type="float" office:value="0" calcext:value-type="float">
            <text:p>0</text:p>
          </table:table-cell>
          <table:table-cell table:formula="of:=(1-[.R8])*100" office:value-type="float" office:value="99.48" calcext:value-type="float">
            <text:p>99.48</text:p>
          </table:table-cell>
          <table:table-cell table:formula="of:=(1-[.S8])*100" office:value-type="float" office:value="3.60999999999999" calcext:value-type="float">
            <text:p>3.60999999999999</text:p>
          </table:table-cell>
          <table:table-cell table:formula="of:=(1-[.T8])*100" office:value-type="float" office:value="0.309999999999999" calcext:value-type="float">
            <text:p>0.309999999999999</text:p>
          </table:table-cell>
          <table:table-cell table:formula="of:=(1-[.U8])*100" office:value-type="float" office:value="99.83" calcext:value-type="float">
            <text:p>99.83</text:p>
          </table:table-cell>
          <table:table-cell table:formula="of:=(1-[.V8])*100" office:value-type="float" office:value="53.57" calcext:value-type="float">
            <text:p>53.57</text:p>
          </table:table-cell>
          <table:table-cell/>
          <table:table-cell table:formula="of:=(1-[.X8])*100" office:value-type="float" office:value="30.0477777777778" calcext:value-type="float">
            <text:p>30.0477777777778</text:p>
          </table:table-cell>
          <table:table-cell table:formula="of:=([.M18]+[.N18]+[.O18]+[.P18]+[.R18]+[.U18]+[.V18])/7" office:value-type="float" office:value="71.3542857142857" calcext:value-type="float">
            <text:p>71.35428571428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0</text:p>
          </table:table-cell>
          <table:table-cell table:formula="of:=(1-[.E9])*100" office:value-type="float" office:value="0.319999999999998" calcext:value-type="float">
            <text:p>0.319999999999998</text:p>
          </table:table-cell>
          <table:table-cell table:formula="of:=(1-[.F9])*100" office:value-type="float" office:value="94.39" calcext:value-type="float">
            <text:p>94.39</text:p>
          </table:table-cell>
          <table:table-cell table:formula="of:=(1-[.G9])*100" office:value-type="float" office:value="5.62999999999999" calcext:value-type="float">
            <text:p>5.62999999999999</text:p>
          </table:table-cell>
          <table:table-cell table:formula="of:=(1-[.H9])*100" office:value-type="float" office:value="1.24" calcext:value-type="float">
            <text:p>1.24</text:p>
          </table:table-cell>
          <table:table-cell table:formula="of:=(1-[.I9])*100" office:value-type="float" office:value="0.0199999999999978" calcext:value-type="float">
            <text:p>0.019999999999998</text:p>
          </table:table-cell>
          <table:table-cell table:formula="of:=(1-[.J9])*100" office:value-type="float" office:value="0.939999999999996" calcext:value-type="float">
            <text:p>0.939999999999996</text:p>
          </table:table-cell>
          <table:table-cell table:formula="of:=(1-[.K9])*100" office:value-type="float" office:value="8.47" calcext:value-type="float">
            <text:p>8.47</text:p>
          </table:table-cell>
          <table:table-cell table:formula="of:=(1-[.L9])*100" office:value-type="float" office:value="2.07999999999999" calcext:value-type="float">
            <text:p>2.07999999999999</text:p>
          </table:table-cell>
          <table:table-cell table:formula="of:=(1-[.M9])*100" office:value-type="float" office:value="99.85" calcext:value-type="float">
            <text:p>99.85</text:p>
          </table:table-cell>
          <table:table-cell table:formula="of:=(1-[.N9])*100" office:value-type="float" office:value="99.69" calcext:value-type="float">
            <text:p>99.69</text:p>
          </table:table-cell>
          <table:table-cell table:formula="of:=(1-[.O9])*100" office:value-type="float" office:value="99.05" calcext:value-type="float">
            <text:p>99.05</text:p>
          </table:table-cell>
          <table:table-cell table:formula="of:=(1-[.P9])*100" office:value-type="float" office:value="39.48" calcext:value-type="float">
            <text:p>39.48</text:p>
          </table:table-cell>
          <table:table-cell table:formula="of:=(1-[.Q9])*100" office:value-type="float" office:value="62.35" calcext:value-type="float">
            <text:p>62.35</text:p>
          </table:table-cell>
          <table:table-cell table:formula="of:=(1-[.R9])*100" office:value-type="float" office:value="99.48" calcext:value-type="float">
            <text:p>99.48</text:p>
          </table:table-cell>
          <table:table-cell table:formula="of:=(1-[.S9])*100" office:value-type="float" office:value="11.25" calcext:value-type="float">
            <text:p>11.25</text:p>
          </table:table-cell>
          <table:table-cell table:formula="of:=(1-[.T9])*100" office:value-type="float" office:value="7.20999999999999" calcext:value-type="float">
            <text:p>7.20999999999999</text:p>
          </table:table-cell>
          <table:table-cell table:formula="of:=(1-[.U9])*100" office:value-type="float" office:value="99.83" calcext:value-type="float">
            <text:p>99.83</text:p>
          </table:table-cell>
          <table:table-cell table:formula="of:=(1-[.V9])*100" office:value-type="float" office:value="59.88" calcext:value-type="float">
            <text:p>59.88</text:p>
          </table:table-cell>
          <table:table-cell/>
          <table:table-cell table:formula="of:=(1-[.X9])*100" office:value-type="float" office:value="43.9533333333333" calcext:value-type="float">
            <text:p>43.9533333333333</text:p>
          </table:table-cell>
          <table:table-cell table:formula="of:=([.M19]+[.N19]+[.O19]+[.P19]+[.R19]+[.U19]+[.V19])/7" office:value-type="float" office:value="85.3228571428572" calcext:value-type="float">
            <text:p>85.322857142857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5</text:p>
          </table:table-cell>
          <table:table-cell table:formula="of:=(1-[.E10])*100" office:value-type="float" office:value="4.43" calcext:value-type="float">
            <text:p>4.43</text:p>
          </table:table-cell>
          <table:table-cell table:formula="of:=(1-[.F10])*100" office:value-type="float" office:value="98.74" calcext:value-type="float">
            <text:p>98.74</text:p>
          </table:table-cell>
          <table:table-cell table:formula="of:=(1-[.G10])*100" office:value-type="float" office:value="7.81999999999999" calcext:value-type="float">
            <text:p>7.81999999999999</text:p>
          </table:table-cell>
          <table:table-cell table:formula="of:=(1-[.H10])*100" office:value-type="float" office:value="2.6" calcext:value-type="float">
            <text:p>2.6</text:p>
          </table:table-cell>
          <table:table-cell table:formula="of:=(1-[.I10])*100" office:value-type="float" office:value="0.169999999999992" calcext:value-type="float">
            <text:p>0.169999999999992</text:p>
          </table:table-cell>
          <table:table-cell table:formula="of:=(1-[.J10])*100" office:value-type="float" office:value="8.02999999999999" calcext:value-type="float">
            <text:p>8.02999999999999</text:p>
          </table:table-cell>
          <table:table-cell table:formula="of:=(1-[.K10])*100" office:value-type="float" office:value="30.77" calcext:value-type="float">
            <text:p>30.77</text:p>
          </table:table-cell>
          <table:table-cell table:formula="of:=(1-[.L10])*100" office:value-type="float" office:value="2.24" calcext:value-type="float">
            <text:p>2.24</text:p>
          </table:table-cell>
          <table:table-cell table:formula="of:=(1-[.M10])*100" office:value-type="float" office:value="99.88" calcext:value-type="float">
            <text:p>99.88</text:p>
          </table:table-cell>
          <table:table-cell table:formula="of:=(1-[.N10])*100" office:value-type="float" office:value="99.69" calcext:value-type="float">
            <text:p>99.69</text:p>
          </table:table-cell>
          <table:table-cell table:formula="of:=(1-[.O10])*100" office:value-type="float" office:value="99.16" calcext:value-type="float">
            <text:p>99.16</text:p>
          </table:table-cell>
          <table:table-cell table:formula="of:=(1-[.P10])*100" office:value-type="float" office:value="55.09" calcext:value-type="float">
            <text:p>55.09</text:p>
          </table:table-cell>
          <table:table-cell table:formula="of:=(1-[.Q10])*100" office:value-type="float" office:value="78.35" calcext:value-type="float">
            <text:p>78.35</text:p>
          </table:table-cell>
          <table:table-cell table:formula="of:=(1-[.R10])*100" office:value-type="float" office:value="99.48" calcext:value-type="float">
            <text:p>99.48</text:p>
          </table:table-cell>
          <table:table-cell table:formula="of:=(1-[.S10])*100" office:value-type="float" office:value="59.5" calcext:value-type="float">
            <text:p>59.5</text:p>
          </table:table-cell>
          <table:table-cell table:formula="of:=(1-[.T10])*100" office:value-type="float" office:value="36.15" calcext:value-type="float">
            <text:p>36.15</text:p>
          </table:table-cell>
          <table:table-cell table:formula="of:=(1-[.U10])*100" office:value-type="float" office:value="99.83" calcext:value-type="float">
            <text:p>99.83</text:p>
          </table:table-cell>
          <table:table-cell table:formula="of:=(1-[.V10])*100" office:value-type="float" office:value="67.37" calcext:value-type="float">
            <text:p>67.37</text:p>
          </table:table-cell>
          <table:table-cell/>
          <table:table-cell table:formula="of:=(1-[.X10])*100" office:value-type="float" office:value="52.7388888888889" calcext:value-type="float">
            <text:p>52.7388888888889</text:p>
          </table:table-cell>
          <table:table-cell table:formula="of:=([.M20]+[.N20]+[.O20]+[.P20]+[.R20]+[.U20]+[.V20])/7" office:value-type="float" office:value="88.6428571428571" calcext:value-type="float">
            <text:p>88.64285714285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20</text:p>
          </table:table-cell>
          <table:table-cell table:formula="of:=(1-[.E11])*100" office:value-type="float" office:value="25.81" calcext:value-type="float">
            <text:p>25.81</text:p>
          </table:table-cell>
          <table:table-cell table:formula="of:=(1-[.F11])*100" office:value-type="float" office:value="99.61" calcext:value-type="float">
            <text:p>99.61</text:p>
          </table:table-cell>
          <table:table-cell table:formula="of:=(1-[.G11])*100" office:value-type="float" office:value="16.95" calcext:value-type="float">
            <text:p>16.95</text:p>
          </table:table-cell>
          <table:table-cell table:formula="of:=(1-[.H11])*100" office:value-type="float" office:value="6.29" calcext:value-type="float">
            <text:p>6.29</text:p>
          </table:table-cell>
          <table:table-cell table:formula="of:=(1-[.I11])*100" office:value-type="float" office:value="0.269999999999992" calcext:value-type="float">
            <text:p>0.269999999999992</text:p>
          </table:table-cell>
          <table:table-cell table:formula="of:=(1-[.J11])*100" office:value-type="float" office:value="30.09" calcext:value-type="float">
            <text:p>30.09</text:p>
          </table:table-cell>
          <table:table-cell table:formula="of:=(1-[.K11])*100" office:value-type="float" office:value="51" calcext:value-type="float">
            <text:p>51</text:p>
          </table:table-cell>
          <table:table-cell table:formula="of:=(1-[.L11])*100" office:value-type="float" office:value="2.54" calcext:value-type="float">
            <text:p>2.54</text:p>
          </table:table-cell>
          <table:table-cell table:formula="of:=(1-[.M11])*100" office:value-type="float" office:value="99.88" calcext:value-type="float">
            <text:p>99.88</text:p>
          </table:table-cell>
          <table:table-cell table:formula="of:=(1-[.N11])*100" office:value-type="float" office:value="99.69" calcext:value-type="float">
            <text:p>99.69</text:p>
          </table:table-cell>
          <table:table-cell table:formula="of:=(1-[.O11])*100" office:value-type="float" office:value="99.31" calcext:value-type="float">
            <text:p>99.31</text:p>
          </table:table-cell>
          <table:table-cell table:formula="of:=(1-[.P11])*100" office:value-type="float" office:value="73.56" calcext:value-type="float">
            <text:p>73.56</text:p>
          </table:table-cell>
          <table:table-cell table:formula="of:=(1-[.Q11])*100" office:value-type="float" office:value="99.72" calcext:value-type="float">
            <text:p>99.72</text:p>
          </table:table-cell>
          <table:table-cell table:formula="of:=(1-[.R11])*100" office:value-type="float" office:value="99.48" calcext:value-type="float">
            <text:p>99.48</text:p>
          </table:table-cell>
          <table:table-cell table:formula="of:=(1-[.S11])*100" office:value-type="float" office:value="95.94" calcext:value-type="float">
            <text:p>95.94</text:p>
          </table:table-cell>
          <table:table-cell table:formula="of:=(1-[.T11])*100" office:value-type="float" office:value="40.82" calcext:value-type="float">
            <text:p>40.82</text:p>
          </table:table-cell>
          <table:table-cell table:formula="of:=(1-[.U11])*100" office:value-type="float" office:value="99.83" calcext:value-type="float">
            <text:p>99.83</text:p>
          </table:table-cell>
          <table:table-cell table:formula="of:=(1-[.V11])*100" office:value-type="float" office:value="75.38" calcext:value-type="float">
            <text:p>75.38</text:p>
          </table:table-cell>
          <table:table-cell/>
          <table:table-cell table:formula="of:=(1-[.X11])*100" office:value-type="float" office:value="62.0094444444444" calcext:value-type="float">
            <text:p>62.0094444444444</text:p>
          </table:table-cell>
          <table:table-cell table:formula="of:=([.M21]+[.N21]+[.O21]+[.P21]+[.R21]+[.U21]+[.V21])/7" office:value-type="float" office:value="92.4471428571428" calcext:value-type="float">
            <text:p>92.44714285714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25</text:p>
          </table:table-cell>
          <table:table-cell table:formula="of:=(1-[.E12])*100" office:value-type="float" office:value="69.33" calcext:value-type="float">
            <text:p>69.33</text:p>
          </table:table-cell>
          <table:table-cell table:formula="of:=(1-[.F12])*100" office:value-type="float" office:value="99.71" calcext:value-type="float">
            <text:p>99.71</text:p>
          </table:table-cell>
          <table:table-cell table:formula="of:=(1-[.G12])*100" office:value-type="float" office:value="67.07" calcext:value-type="float">
            <text:p>67.07</text:p>
          </table:table-cell>
          <table:table-cell table:formula="of:=(1-[.H12])*100" office:value-type="float" office:value="12.08" calcext:value-type="float">
            <text:p>12.08</text:p>
          </table:table-cell>
          <table:table-cell table:formula="of:=(1-[.I12])*100" office:value-type="float" office:value="0.419999999999998" calcext:value-type="float">
            <text:p>0.419999999999998</text:p>
          </table:table-cell>
          <table:table-cell table:formula="of:=(1-[.J12])*100" office:value-type="float" office:value="48.63" calcext:value-type="float">
            <text:p>48.63</text:p>
          </table:table-cell>
          <table:table-cell table:formula="of:=(1-[.K12])*100" office:value-type="float" office:value="64.32" calcext:value-type="float">
            <text:p>64.32</text:p>
          </table:table-cell>
          <table:table-cell table:formula="of:=(1-[.L12])*100" office:value-type="float" office:value="2.95" calcext:value-type="float">
            <text:p>2.95</text:p>
          </table:table-cell>
          <table:table-cell table:formula="of:=(1-[.M12])*100" office:value-type="float" office:value="99.88" calcext:value-type="float">
            <text:p>99.88</text:p>
          </table:table-cell>
          <table:table-cell table:formula="of:=(1-[.N12])*100" office:value-type="float" office:value="99.69" calcext:value-type="float">
            <text:p>99.69</text:p>
          </table:table-cell>
          <table:table-cell table:formula="of:=(1-[.O12])*100" office:value-type="float" office:value="99.34" calcext:value-type="float">
            <text:p>99.34</text:p>
          </table:table-cell>
          <table:table-cell table:formula="of:=(1-[.P12])*100" office:value-type="float" office:value="86.24" calcext:value-type="float">
            <text:p>86.24</text:p>
          </table:table-cell>
          <table:table-cell table:formula="of:=(1-[.Q12])*100" office:value-type="float" office:value="99.75" calcext:value-type="float">
            <text:p>99.75</text:p>
          </table:table-cell>
          <table:table-cell table:formula="of:=(1-[.R12])*100" office:value-type="float" office:value="99.48" calcext:value-type="float">
            <text:p>99.48</text:p>
          </table:table-cell>
          <table:table-cell table:formula="of:=(1-[.S12])*100" office:value-type="float" office:value="99.48" calcext:value-type="float">
            <text:p>99.48</text:p>
          </table:table-cell>
          <table:table-cell table:formula="of:=(1-[.T12])*100" office:value-type="float" office:value="41.46" calcext:value-type="float">
            <text:p>41.46</text:p>
          </table:table-cell>
          <table:table-cell table:formula="of:=(1-[.U12])*100" office:value-type="float" office:value="99.83" calcext:value-type="float">
            <text:p>99.83</text:p>
          </table:table-cell>
          <table:table-cell table:formula="of:=(1-[.V12])*100" office:value-type="float" office:value="82.91" calcext:value-type="float">
            <text:p>82.91</text:p>
          </table:table-cell>
          <table:table-cell/>
          <table:table-cell table:formula="of:=(1-[.X12])*100" office:value-type="float" office:value="70.6983333333333" calcext:value-type="float">
            <text:p>70.6983333333333</text:p>
          </table:table-cell>
          <table:table-cell table:formula="of:=([.M22]+[.N22]+[.O22]+[.P22]+[.R22]+[.U22]+[.V22])/7" office:value-type="float" office:value="95.3385714285714" calcext:value-type="float">
            <text:p>95.3385714285714</text:p>
          </table:table-cell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4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get switch_agg_rate data from 4 to 8 ( FP )</text:p>
          </table:table-cell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 office:value-type="string" calcext:value-type="string">
            <text:p>average </text:p>
          </table:table-cell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6908" calcext:value-type="float">
            <text:p>0.6908</text:p>
          </table:table-cell>
          <table:table-cell office:value-type="float" office:value="0.9671" calcext:value-type="float">
            <text:p>0.9671</text:p>
          </table:table-cell>
          <table:table-cell office:value-type="float" office:value="0.9946" calcext:value-type="float">
            <text:p>0.9946</text:p>
          </table:table-cell>
          <table:table-cell office:value-type="float" office:value="1" calcext:value-type="float">
            <text:p>1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791" calcext:value-type="float">
            <text:p>0.9791</text:p>
          </table:table-cell>
          <table:table-cell office:value-type="float" office:value="0.9976" calcext:value-type="float">
            <text:p>0.997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7678" calcext:value-type="float">
            <text:p>0.7678</text:p>
          </table:table-cell>
          <table:table-cell office:value-type="float" office:value="1" calcext:value-type="float">
            <text:p>1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9639" calcext:value-type="float">
            <text:p>0.9639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4643" calcext:value-type="float">
            <text:p>0.4643</text:p>
          </table:table-cell>
          <table:table-cell office:value-type="float" office:value="0.55161" calcext:value-type="float">
            <text:p>0.55161</text:p>
          </table:table-cell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68" calcext:value-type="float">
            <text:p>0.9968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9437" calcext:value-type="float">
            <text:p>0.9437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9792" calcext:value-type="float">
            <text:p>0.979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6052" calcext:value-type="float">
            <text:p>0.6052</text:p>
          </table:table-cell>
          <table:table-cell office:value-type="float" office:value="0.3765" calcext:value-type="float">
            <text:p>0.3765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9279" calcext:value-type="float">
            <text:p>0.927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4012" calcext:value-type="float">
            <text:p>0.4012</text:p>
          </table:table-cell>
          <table:table-cell office:value-type="float" office:value="0.35753" calcext:value-type="float">
            <text:p>0.35753</text:p>
          </table:table-cell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557" calcext:value-type="float">
            <text:p>0.9557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9218" calcext:value-type="float">
            <text:p>0.9218</text:p>
          </table:table-cell>
          <table:table-cell office:value-type="float" office:value="0.974" calcext:value-type="float">
            <text:p>0.97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9776" calcext:value-type="float">
            <text:p>0.977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4491" calcext:value-type="float">
            <text:p>0.4491</text:p>
          </table:table-cell>
          <table:table-cell office:value-type="float" office:value="0.2165" calcext:value-type="float">
            <text:p>0.2165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405" calcext:value-type="float">
            <text:p>0.405</text:p>
          </table:table-cell>
          <table:table-cell office:value-type="float" office:value="0.6385" calcext:value-type="float">
            <text:p>0.638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3263" calcext:value-type="float">
            <text:p>0.3263</text:p>
          </table:table-cell>
          <table:table-cell office:value-type="float" office:value="0.2282" calcext:value-type="float">
            <text:p>0.2282</text:p>
          </table:table-cell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7419" calcext:value-type="float">
            <text:p>0.7419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8305" calcext:value-type="float">
            <text:p>0.8305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9973" calcext:value-type="float">
            <text:p>0.9973</text:p>
          </table:table-cell>
          <table:table-cell office:value-type="float" office:value="0.6991" calcext:value-type="float">
            <text:p>0.6991</text:p>
          </table:table-cell>
          <table:table-cell office:value-type="float" office:value="0.49" calcext:value-type="float">
            <text:p>0.49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2644" calcext:value-type="float">
            <text:p>0.2644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5918" calcext:value-type="float">
            <text:p>0.591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462" calcext:value-type="float">
            <text:p>0.2462</text:p>
          </table:table-cell>
          <table:table-cell office:value-type="float" office:value="0.12919" calcext:value-type="float">
            <text:p>0.12919</text:p>
          </table:table-cell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3067" calcext:value-type="float">
            <text:p>0.3067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5137" calcext:value-type="float">
            <text:p>0.5137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9705" calcext:value-type="float">
            <text:p>0.97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1376" calcext:value-type="float">
            <text:p>0.1376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.0052" calcext:value-type="float">
            <text:p>0.0052</text:p>
          </table:table-cell>
          <table:table-cell office:value-type="float" office:value="0.5854" calcext:value-type="float">
            <text:p>0.585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709" calcext:value-type="float">
            <text:p>0.1709</text:p>
          </table:table-cell>
          <table:table-cell office:value-type="float" office:value="0.10202" calcext:value-type="float">
            <text:p>0.10202</text:p>
          </table:table-cell>
          <table:table-cell table:style-name="ce6" table:number-columns-repeated="2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table table:name="IPC" table:style-name="ta1">
        <table:shapes>
          <draw:frame draw:z-index="0" draw:style-name="gr1" draw:text-style-name="P1" svg:width="210mm" svg:height="100mm" svg:x="97.83mm" svg:y="116.58mm">
            <draw:object draw:notify-on-update-of-ranges="IPC.D17:IPC.D17 IPC.E17:IPC.Y17 IPC.D18:IPC.D18 IPC.E18:IPC.Y18 IPC.D19:IPC.D19 IPC.E19:IPC.Y19 IPC.D20:IPC.D20 IPC.E20:IPC.Y20 IPC.D21:IPC.D21 IPC.E21:IPC.Y21 IPC.D22:IPC.D22 IPC.E22:IPC.Y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PC=2.5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9046" calcext:value-type="float">
            <text:p>0.9046</text:p>
          </table:table-cell>
          <table:table-cell office:value-type="float" office:value="0.9785" calcext:value-type="float">
            <text:p>0.978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345" calcext:value-type="float">
            <text:p>0.9345</text:p>
          </table:table-cell>
          <table:table-cell office:value-type="float" office:value="0.2982" calcext:value-type="float">
            <text:p>0.2982</text:p>
          </table:table-cell>
          <table:table-cell office:value-type="float" office:value="0.9742" calcext:value-type="float">
            <text:p>0.974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6174" calcext:value-type="float">
            <text:p>0.617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AVERAGE([.E8:.V8])" office:value-type="float" office:value="0.376327777777778" calcext:value-type="float">
            <text:p>0.3763277777777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PC=3.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1236" calcext:value-type="float">
            <text:p>0.1236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9897" calcext:value-type="float">
            <text:p>0.9897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12" calcext:value-type="float">
            <text:p>0.9912</text:p>
          </table:table-cell>
          <table:table-cell office:value-type="float" office:value="0.6994" calcext:value-type="float">
            <text:p>0.6994</text:p>
          </table:table-cell>
          <table:table-cell office:value-type="float" office:value="0.9796" calcext:value-type="float">
            <text:p>0.979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2146" calcext:value-type="float">
            <text:p>0.2146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1843" calcext:value-type="float">
            <text:p>0.1843</text:p>
          </table:table-cell>
          <table:table-cell office:value-type="float" office:value="0.8835" calcext:value-type="float">
            <text:p>0.883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AVERAGE([.E9:.V9])" office:value-type="float" office:value="0.500216666666667" calcext:value-type="float">
            <text:p>0.5002166666666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PC=3.5</text:p>
          </table:table-cell>
          <table:table-cell office:value-type="float" office:value="1" calcext:value-type="float">
            <text:p>1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419" calcext:value-type="float">
            <text:p>0.9419</text:p>
          </table:table-cell>
          <table:table-cell office:value-type="float" office:value="0.9957" calcext:value-type="float">
            <text:p>0.9957</text:p>
          </table:table-cell>
          <table:table-cell office:value-type="float" office:value="1" calcext:value-type="float">
            <text:p>1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489" calcext:value-type="float">
            <text:p>0.94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3939" calcext:value-type="float">
            <text:p>0.3939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8847" calcext:value-type="float">
            <text:p>0.8847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098" calcext:value-type="float">
            <text:p>0.2098</text:p>
          </table:table-cell>
          <table:table-cell/>
          <table:table-cell table:formula="of:=AVERAGE([.E10:.V10])" office:value-type="float" office:value="0.628833333333333" calcext:value-type="float">
            <text:p>0.6288333333333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PC=4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21" calcext:value-type="float">
            <text:p>0.96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3" calcext:value-type="float">
            <text:p>0.9973</text:p>
          </table:table-cell>
          <table:table-cell office:value-type="float" office:value="0.9996" calcext:value-type="float">
            <text:p>0.9996</text:p>
          </table:table-cell>
          <table:table-cell office:value-type="float" office:value="1" calcext:value-type="float">
            <text:p>1</text:p>
          </table:table-cell>
          <table:table-cell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float" office:value="0.5649" calcext:value-type="float">
            <text:p>0.5649</text:p>
          </table:table-cell>
          <table:table-cell office:value-type="float" office:value="1" calcext:value-type="float">
            <text:p>1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9752" calcext:value-type="float">
            <text:p>0.9752</text:p>
          </table:table-cell>
          <table:table-cell office:value-type="float" office:value="1" calcext:value-type="float">
            <text:p>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3656" calcext:value-type="float">
            <text:p>0.3656</text:p>
          </table:table-cell>
          <table:table-cell/>
          <table:table-cell table:formula="of:=AVERAGE([.E11:.V11])" office:value-type="float" office:value="0.770816666666667" calcext:value-type="float">
            <text:p>0.77081666666666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PC=4.5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.9973" calcext:value-type="float">
            <text:p>0.9973</text:p>
          </table:table-cell>
          <table:table-cell office:value-type="float" office:value="1" calcext:value-type="float">
            <text:p>1</text:p>
          </table:table-cell>
          <table:table-cell office:value-type="float" office:value="0.7184" calcext:value-type="float">
            <text:p>0.7184</text:p>
          </table:table-cell>
          <table:table-cell office:value-type="float" office:value="1" calcext:value-type="float">
            <text:p>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98" calcext:value-type="float">
            <text:p>0.6998</text:p>
          </table:table-cell>
          <table:table-cell/>
          <table:table-cell table:formula="of:=AVERAGE([.E12:.V12])" office:value-type="float" office:value="0.912261111111111" calcext:value-type="float">
            <text:p>0.912261111111111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2.5</text:p>
          </table:table-cell>
          <table:table-cell table:formula="of:=(1-[.E8])*100" office:value-type="float" office:value="7.63999999999999" calcext:value-type="float">
            <text:p>7.63999999999999</text:p>
          </table:table-cell>
          <table:table-cell table:formula="of:=(1-[.F8])*100" office:value-type="float" office:value="98.18" calcext:value-type="float">
            <text:p>98.18</text:p>
          </table:table-cell>
          <table:table-cell table:formula="of:=(1-[.G8])*100" office:value-type="float" office:value="9.53999999999999" calcext:value-type="float">
            <text:p>9.53999999999999</text:p>
          </table:table-cell>
          <table:table-cell table:formula="of:=(1-[.H8])*100" office:value-type="float" office:value="2.15" calcext:value-type="float">
            <text:p>2.15</text:p>
          </table:table-cell>
          <table:table-cell table:formula="of:=(1-[.I8])*100" office:value-type="float" office:value="0.359999999999994" calcext:value-type="float">
            <text:p>0.359999999999994</text:p>
          </table:table-cell>
          <table:table-cell table:formula="of:=(1-[.J8])*100" office:value-type="float" office:value="6.55" calcext:value-type="float">
            <text:p>6.55</text:p>
          </table:table-cell>
          <table:table-cell table:formula="of:=(1-[.K8])*100" office:value-type="float" office:value="70.18" calcext:value-type="float">
            <text:p>70.18</text:p>
          </table:table-cell>
          <table:table-cell table:formula="of:=(1-[.L8])*100" office:value-type="float" office:value="2.57999999999999" calcext:value-type="float">
            <text:p>2.57999999999999</text:p>
          </table:table-cell>
          <table:table-cell table:formula="of:=(1-[.M8])*100" office:value-type="float" office:value="99.88" calcext:value-type="float">
            <text:p>99.88</text:p>
          </table:table-cell>
          <table:table-cell table:formula="of:=(1-[.N8])*100" office:value-type="float" office:value="99.78" calcext:value-type="float">
            <text:p>99.78</text:p>
          </table:table-cell>
          <table:table-cell table:formula="of:=(1-[.O8])*100" office:value-type="float" office:value="99.53" calcext:value-type="float">
            <text:p>99.53</text:p>
          </table:table-cell>
          <table:table-cell table:formula="of:=(1-[.P8])*100" office:value-type="float" office:value="89.57" calcext:value-type="float">
            <text:p>89.57</text:p>
          </table:table-cell>
          <table:table-cell table:formula="of:=(1-[.Q8])*100" office:value-type="float" office:value="99.66" calcext:value-type="float">
            <text:p>99.66</text:p>
          </table:table-cell>
          <table:table-cell table:formula="of:=(1-[.R8])*100" office:value-type="float" office:value="99.58" calcext:value-type="float">
            <text:p>99.58</text:p>
          </table:table-cell>
          <table:table-cell table:formula="of:=(1-[.S8])*100" office:value-type="float" office:value="99.42" calcext:value-type="float">
            <text:p>99.42</text:p>
          </table:table-cell>
          <table:table-cell table:formula="of:=(1-[.T8])*100" office:value-type="float" office:value="38.26" calcext:value-type="float">
            <text:p>38.26</text:p>
          </table:table-cell>
          <table:table-cell table:formula="of:=(1-[.U8])*100" office:value-type="float" office:value="99.87" calcext:value-type="float">
            <text:p>99.87</text:p>
          </table:table-cell>
          <table:table-cell table:formula="of:=(1-[.V8])*100" office:value-type="float" office:value="99.88" calcext:value-type="float">
            <text:p>99.88</text:p>
          </table:table-cell>
          <table:table-cell/>
          <table:table-cell table:formula="of:=(1-[.X8])*100" office:value-type="float" office:value="62.3672222222222" calcext:value-type="float">
            <text:p>62.3672222222222</text:p>
          </table:table-cell>
          <table:table-cell table:formula="of:=([.M18]+[.N18]+[.O18]+[.P18]+[.R18]+[.U18]+[.V18])/7" office:value-type="float" office:value="98.2985714285714" calcext:value-type="float">
            <text:p>98.29857142857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0</text:p>
          </table:table-cell>
          <table:table-cell table:formula="of:=(1-[.E9])*100" office:value-type="float" office:value="0.319999999999998" calcext:value-type="float">
            <text:p>0.319999999999998</text:p>
          </table:table-cell>
          <table:table-cell table:formula="of:=(1-[.F9])*100" office:value-type="float" office:value="87.64" calcext:value-type="float">
            <text:p>87.64</text:p>
          </table:table-cell>
          <table:table-cell table:formula="of:=(1-[.G9])*100" office:value-type="float" office:value="7.42999999999999" calcext:value-type="float">
            <text:p>7.42999999999999</text:p>
          </table:table-cell>
          <table:table-cell table:formula="of:=(1-[.H9])*100" office:value-type="float" office:value="1.03" calcext:value-type="float">
            <text:p>1.03</text:p>
          </table:table-cell>
          <table:table-cell table:formula="of:=(1-[.I9])*100" office:value-type="float" office:value="0.159999999999993" calcext:value-type="float">
            <text:p>0.159999999999993</text:p>
          </table:table-cell>
          <table:table-cell table:formula="of:=(1-[.J9])*100" office:value-type="float" office:value="0.879999999999992" calcext:value-type="float">
            <text:p>0.879999999999992</text:p>
          </table:table-cell>
          <table:table-cell table:formula="of:=(1-[.K9])*100" office:value-type="float" office:value="30.06" calcext:value-type="float">
            <text:p>30.06</text:p>
          </table:table-cell>
          <table:table-cell table:formula="of:=(1-[.L9])*100" office:value-type="float" office:value="2.04" calcext:value-type="float">
            <text:p>2.04</text:p>
          </table:table-cell>
          <table:table-cell table:formula="of:=(1-[.M9])*100" office:value-type="float" office:value="99.88" calcext:value-type="float">
            <text:p>99.88</text:p>
          </table:table-cell>
          <table:table-cell table:formula="of:=(1-[.N9])*100" office:value-type="float" office:value="99.78" calcext:value-type="float">
            <text:p>99.78</text:p>
          </table:table-cell>
          <table:table-cell table:formula="of:=(1-[.O9])*100" office:value-type="float" office:value="99.34" calcext:value-type="float">
            <text:p>99.34</text:p>
          </table:table-cell>
          <table:table-cell table:formula="of:=(1-[.P9])*100" office:value-type="float" office:value="78.54" calcext:value-type="float">
            <text:p>78.54</text:p>
          </table:table-cell>
          <table:table-cell table:formula="of:=(1-[.Q9])*100" office:value-type="float" office:value="0" calcext:value-type="float">
            <text:p>0</text:p>
          </table:table-cell>
          <table:table-cell table:formula="of:=(1-[.R9])*100" office:value-type="float" office:value="99.58" calcext:value-type="float">
            <text:p>99.58</text:p>
          </table:table-cell>
          <table:table-cell table:formula="of:=(1-[.S9])*100" office:value-type="float" office:value="81.57" calcext:value-type="float">
            <text:p>81.57</text:p>
          </table:table-cell>
          <table:table-cell table:formula="of:=(1-[.T9])*100" office:value-type="float" office:value="11.65" calcext:value-type="float">
            <text:p>11.65</text:p>
          </table:table-cell>
          <table:table-cell table:formula="of:=(1-[.U9])*100" office:value-type="float" office:value="99.83" calcext:value-type="float">
            <text:p>99.83</text:p>
          </table:table-cell>
          <table:table-cell table:formula="of:=(1-[.V9])*100" office:value-type="float" office:value="99.88" calcext:value-type="float">
            <text:p>99.88</text:p>
          </table:table-cell>
          <table:table-cell/>
          <table:table-cell table:formula="of:=(1-[.X9])*100" office:value-type="float" office:value="49.9783333333333" calcext:value-type="float">
            <text:p>49.9783333333333</text:p>
          </table:table-cell>
          <table:table-cell table:formula="of:=([.M19]+[.N19]+[.O19]+[.P19]+[.R19]+[.U19]+[.V19])/7" office:value-type="float" office:value="96.69" calcext:value-type="float">
            <text:p>96.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5</text:p>
          </table:table-cell>
          <table:table-cell table:formula="of:=(1-[.E10])*100" office:value-type="float" office:value="0" calcext:value-type="float">
            <text:p>0</text:p>
          </table:table-cell>
          <table:table-cell table:formula="of:=(1-[.F10])*100" office:value-type="float" office:value="7.83999999999999" calcext:value-type="float">
            <text:p>7.83999999999999</text:p>
          </table:table-cell>
          <table:table-cell table:formula="of:=(1-[.G10])*100" office:value-type="float" office:value="5.80999999999999" calcext:value-type="float">
            <text:p>5.80999999999999</text:p>
          </table:table-cell>
          <table:table-cell table:formula="of:=(1-[.H10])*100" office:value-type="float" office:value="0.429999999999997" calcext:value-type="float">
            <text:p>0.429999999999997</text:p>
          </table:table-cell>
          <table:table-cell table:formula="of:=(1-[.I10])*100" office:value-type="float" office:value="0" calcext:value-type="float">
            <text:p>0</text:p>
          </table:table-cell>
          <table:table-cell table:formula="of:=(1-[.J10])*100" office:value-type="float" office:value="0.38999999999999" calcext:value-type="float">
            <text:p>0.38999999999999</text:p>
          </table:table-cell>
          <table:table-cell table:formula="of:=(1-[.K10])*100" office:value-type="float" office:value="5.10999999999999" calcext:value-type="float">
            <text:p>5.10999999999999</text:p>
          </table:table-cell>
          <table:table-cell table:formula="of:=(1-[.L10])*100" office:value-type="float" office:value="0.209999999999999" calcext:value-type="float">
            <text:p>0.209999999999999</text:p>
          </table:table-cell>
          <table:table-cell table:formula="of:=(1-[.M10])*100" office:value-type="float" office:value="99.85" calcext:value-type="float">
            <text:p>99.85</text:p>
          </table:table-cell>
          <table:table-cell table:formula="of:=(1-[.N10])*100" office:value-type="float" office:value="99.69" calcext:value-type="float">
            <text:p>99.69</text:p>
          </table:table-cell>
          <table:table-cell table:formula="of:=(1-[.O10])*100" office:value-type="float" office:value="97.85" calcext:value-type="float">
            <text:p>97.85</text:p>
          </table:table-cell>
          <table:table-cell table:formula="of:=(1-[.P10])*100" office:value-type="float" office:value="60.61" calcext:value-type="float">
            <text:p>60.61</text:p>
          </table:table-cell>
          <table:table-cell table:formula="of:=(1-[.Q10])*100" office:value-type="float" office:value="0" calcext:value-type="float">
            <text:p>0</text:p>
          </table:table-cell>
          <table:table-cell table:formula="of:=(1-[.R10])*100" office:value-type="float" office:value="99.58" calcext:value-type="float">
            <text:p>99.58</text:p>
          </table:table-cell>
          <table:table-cell table:formula="of:=(1-[.S10])*100" office:value-type="float" office:value="11.53" calcext:value-type="float">
            <text:p>11.53</text:p>
          </table:table-cell>
          <table:table-cell table:formula="of:=(1-[.T10])*100" office:value-type="float" office:value="0.349999999999995" calcext:value-type="float">
            <text:p>0.349999999999995</text:p>
          </table:table-cell>
          <table:table-cell table:formula="of:=(1-[.U10])*100" office:value-type="float" office:value="99.83" calcext:value-type="float">
            <text:p>99.83</text:p>
          </table:table-cell>
          <table:table-cell table:formula="of:=(1-[.V10])*100" office:value-type="float" office:value="79.02" calcext:value-type="float">
            <text:p>79.02</text:p>
          </table:table-cell>
          <table:table-cell/>
          <table:table-cell table:formula="of:=(1-[.X10])*100" office:value-type="float" office:value="37.1166666666667" calcext:value-type="float">
            <text:p>37.1166666666667</text:p>
          </table:table-cell>
          <table:table-cell table:formula="of:=([.M20]+[.N20]+[.O20]+[.P20]+[.R20]+[.U20]+[.V20])/7" office:value-type="float" office:value="90.9185714285714" calcext:value-type="float">
            <text:p>90.91857142857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4.0</text:p>
          </table:table-cell>
          <table:table-cell table:formula="of:=(1-[.E11])*100" office:value-type="float" office:value="0" calcext:value-type="float">
            <text:p>0</text:p>
          </table:table-cell>
          <table:table-cell table:formula="of:=(1-[.F11])*100" office:value-type="float" office:value="0" calcext:value-type="float">
            <text:p>0</text:p>
          </table:table-cell>
          <table:table-cell table:formula="of:=(1-[.G11])*100" office:value-type="float" office:value="3.78999999999999" calcext:value-type="float">
            <text:p>3.78999999999999</text:p>
          </table:table-cell>
          <table:table-cell table:formula="of:=(1-[.H11])*100" office:value-type="float" office:value="0" calcext:value-type="float">
            <text:p>0</text:p>
          </table:table-cell>
          <table:table-cell table:formula="of:=(1-[.I11])*100" office:value-type="float" office:value="0" calcext:value-type="float">
            <text:p>0</text:p>
          </table:table-cell>
          <table:table-cell table:formula="of:=(1-[.J11])*100" office:value-type="float" office:value="0.0899999999999901" calcext:value-type="float">
            <text:p>0.08999999999999</text:p>
          </table:table-cell>
          <table:table-cell table:formula="of:=(1-[.K11])*100" office:value-type="float" office:value="0.269999999999992" calcext:value-type="float">
            <text:p>0.269999999999992</text:p>
          </table:table-cell>
          <table:table-cell table:formula="of:=(1-[.L11])*100" office:value-type="float" office:value="0.0399999999999956" calcext:value-type="float">
            <text:p>0.039999999999996</text:p>
          </table:table-cell>
          <table:table-cell table:formula="of:=(1-[.M11])*100" office:value-type="float" office:value="0" calcext:value-type="float">
            <text:p>0</text:p>
          </table:table-cell>
          <table:table-cell table:formula="of:=(1-[.N11])*100" office:value-type="float" office:value="99.69" calcext:value-type="float">
            <text:p>99.69</text:p>
          </table:table-cell>
          <table:table-cell table:formula="of:=(1-[.O11])*100" office:value-type="float" office:value="0" calcext:value-type="float">
            <text:p>0</text:p>
          </table:table-cell>
          <table:table-cell table:formula="of:=(1-[.P11])*100" office:value-type="float" office:value="43.51" calcext:value-type="float">
            <text:p>43.51</text:p>
          </table:table-cell>
          <table:table-cell table:formula="of:=(1-[.Q11])*100" office:value-type="float" office:value="0" calcext:value-type="float">
            <text:p>0</text:p>
          </table:table-cell>
          <table:table-cell table:formula="of:=(1-[.R11])*100" office:value-type="float" office:value="99.48" calcext:value-type="float">
            <text:p>99.48</text:p>
          </table:table-cell>
          <table:table-cell table:formula="of:=(1-[.S11])*100" office:value-type="float" office:value="2.47999999999999" calcext:value-type="float">
            <text:p>2.47999999999999</text:p>
          </table:table-cell>
          <table:table-cell table:formula="of:=(1-[.T11])*100" office:value-type="float" office:value="0" calcext:value-type="float">
            <text:p>0</text:p>
          </table:table-cell>
          <table:table-cell table:formula="of:=(1-[.U11])*100" office:value-type="float" office:value="99.74" calcext:value-type="float">
            <text:p>99.74</text:p>
          </table:table-cell>
          <table:table-cell table:formula="of:=(1-[.V11])*100" office:value-type="float" office:value="63.44" calcext:value-type="float">
            <text:p>63.44</text:p>
          </table:table-cell>
          <table:table-cell/>
          <table:table-cell table:formula="of:=(1-[.X11])*100" office:value-type="float" office:value="22.9183333333333" calcext:value-type="float">
            <text:p>22.9183333333333</text:p>
          </table:table-cell>
          <table:table-cell table:formula="of:=([.M21]+[.N21]+[.O21]+[.P21]+[.R21]+[.U21]+[.V21])/7" office:value-type="float" office:value="57.98" calcext:value-type="float">
            <text:p>57.9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4.5</text:p>
          </table:table-cell>
          <table:table-cell table:formula="of:=(1-[.E12])*100" office:value-type="float" office:value="0" calcext:value-type="float">
            <text:p>0</text:p>
          </table:table-cell>
          <table:table-cell table:formula="of:=(1-[.F12])*100" office:value-type="float" office:value="0" calcext:value-type="float">
            <text:p>0</text:p>
          </table:table-cell>
          <table:table-cell table:formula="of:=(1-[.G12])*100" office:value-type="float" office:value="0" calcext:value-type="float">
            <text:p>0</text:p>
          </table:table-cell>
          <table:table-cell table:formula="of:=(1-[.H12])*100" office:value-type="float" office:value="0" calcext:value-type="float">
            <text:p>0</text:p>
          </table:table-cell>
          <table:table-cell table:formula="of:=(1-[.I12])*100" office:value-type="float" office:value="0" calcext:value-type="float">
            <text:p>0</text:p>
          </table:table-cell>
          <table:table-cell table:formula="of:=(1-[.J12])*100" office:value-type="float" office:value="0" calcext:value-type="float">
            <text:p>0</text:p>
          </table:table-cell>
          <table:table-cell table:formula="of:=(1-[.K12])*100" office:value-type="float" office:value="0" calcext:value-type="float">
            <text:p>0</text:p>
          </table:table-cell>
          <table:table-cell table:formula="of:=(1-[.L12])*100" office:value-type="float" office:value="0" calcext:value-type="float">
            <text:p>0</text:p>
          </table:table-cell>
          <table:table-cell table:formula="of:=(1-[.M12])*100" office:value-type="float" office:value="0" calcext:value-type="float">
            <text:p>0</text:p>
          </table:table-cell>
          <table:table-cell table:formula="of:=(1-[.N12])*100" office:value-type="float" office:value="0.269999999999992" calcext:value-type="float">
            <text:p>0.269999999999992</text:p>
          </table:table-cell>
          <table:table-cell table:formula="of:=(1-[.O12])*100" office:value-type="float" office:value="0" calcext:value-type="float">
            <text:p>0</text:p>
          </table:table-cell>
          <table:table-cell table:formula="of:=(1-[.P12])*100" office:value-type="float" office:value="28.16" calcext:value-type="float">
            <text:p>28.16</text:p>
          </table:table-cell>
          <table:table-cell table:formula="of:=(1-[.Q12])*100" office:value-type="float" office:value="0" calcext:value-type="float">
            <text:p>0</text:p>
          </table:table-cell>
          <table:table-cell table:formula="of:=(1-[.R12])*100" office:value-type="float" office:value="99.48" calcext:value-type="float">
            <text:p>99.48</text:p>
          </table:table-cell>
          <table:table-cell table:formula="of:=(1-[.S12])*100" office:value-type="float" office:value="0" calcext:value-type="float">
            <text:p>0</text:p>
          </table:table-cell>
          <table:table-cell table:formula="of:=(1-[.T12])*100" office:value-type="float" office:value="0" calcext:value-type="float">
            <text:p>0</text:p>
          </table:table-cell>
          <table:table-cell table:formula="of:=(1-[.U12])*100" office:value-type="float" office:value="0" calcext:value-type="float">
            <text:p>0</text:p>
          </table:table-cell>
          <table:table-cell table:formula="of:=(1-[.V12])*100" office:value-type="float" office:value="30.02" calcext:value-type="float">
            <text:p>30.02</text:p>
          </table:table-cell>
          <table:table-cell/>
          <table:table-cell table:formula="of:=(1-[.X12])*100" office:value-type="float" office:value="8.77388888888889" calcext:value-type="float">
            <text:p>8.77388888888889</text:p>
          </table:table-cell>
          <table:table-cell table:formula="of:=([.M22]+[.N22]+[.O22]+[.P22]+[.R22]+[.U22]+[.V22])/7" office:value-type="float" office:value="22.5614285714286" calcext:value-type="float">
            <text:p>22.5614285714286</text:p>
          </table:table-cell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4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get switch_agg_rate data from 9 to 13 ( FP )</text:p>
          </table:table-cell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236" calcext:value-type="float">
            <text:p>0.9236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9046" calcext:value-type="float">
            <text:p>0.9046</text:p>
          </table:table-cell>
          <table:table-cell office:value-type="float" office:value="0.9785" calcext:value-type="float">
            <text:p>0.978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345" calcext:value-type="float">
            <text:p>0.9345</text:p>
          </table:table-cell>
          <table:table-cell office:value-type="float" office:value="0.2982" calcext:value-type="float">
            <text:p>0.2982</text:p>
          </table:table-cell>
          <table:table-cell office:value-type="float" office:value="0.9742" calcext:value-type="float">
            <text:p>0.974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6174" calcext:value-type="float">
            <text:p>0.617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2" calcext:value-type="float">
            <text:p>0.0012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68" calcext:value-type="float">
            <text:p>0.9968</text:p>
          </table:table-cell>
          <table:table-cell office:value-type="float" office:value="0.1236" calcext:value-type="float">
            <text:p>0.1236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9897" calcext:value-type="float">
            <text:p>0.9897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12" calcext:value-type="float">
            <text:p>0.9912</text:p>
          </table:table-cell>
          <table:table-cell office:value-type="float" office:value="0.6994" calcext:value-type="float">
            <text:p>0.6994</text:p>
          </table:table-cell>
          <table:table-cell office:value-type="float" office:value="0.9796" calcext:value-type="float">
            <text:p>0.979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2146" calcext:value-type="float">
            <text:p>0.2146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1843" calcext:value-type="float">
            <text:p>0.1843</text:p>
          </table:table-cell>
          <table:table-cell office:value-type="float" office:value="0.8835" calcext:value-type="float">
            <text:p>0.883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2" calcext:value-type="float">
            <text:p>0.0012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419" calcext:value-type="float">
            <text:p>0.9419</text:p>
          </table:table-cell>
          <table:table-cell office:value-type="float" office:value="0.9957" calcext:value-type="float">
            <text:p>0.9957</text:p>
          </table:table-cell>
          <table:table-cell office:value-type="float" office:value="1" calcext:value-type="float">
            <text:p>1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489" calcext:value-type="float">
            <text:p>0.94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3939" calcext:value-type="float">
            <text:p>0.3939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8847" calcext:value-type="float">
            <text:p>0.8847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098" calcext:value-type="float">
            <text:p>0.2098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.9621" calcext:value-type="float">
            <text:p>0.96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3" calcext:value-type="float">
            <text:p>0.9973</text:p>
          </table:table-cell>
          <table:table-cell office:value-type="float" office:value="0.9996" calcext:value-type="float">
            <text:p>0.9996</text:p>
          </table:table-cell>
          <table:table-cell office:value-type="float" office:value="1" calcext:value-type="float">
            <text:p>1</text:p>
          </table:table-cell>
          <table:table-cell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float" office:value="0.5649" calcext:value-type="float">
            <text:p>0.5649</text:p>
          </table:table-cell>
          <table:table-cell office:value-type="float" office:value="1" calcext:value-type="float">
            <text:p>1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9752" calcext:value-type="float">
            <text:p>0.9752</text:p>
          </table:table-cell>
          <table:table-cell office:value-type="float" office:value="1" calcext:value-type="float">
            <text:p>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3656" calcext:value-type="float">
            <text:p>0.365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table:number-columns-repeated="9" office:value-type="float" office:value="1" calcext:value-type="float">
            <text:p>1</text:p>
          </table:table-cell>
          <table:table-cell office:value-type="float" office:value="0.9973" calcext:value-type="float">
            <text:p>0.9973</text:p>
          </table:table-cell>
          <table:table-cell office:value-type="float" office:value="1" calcext:value-type="float">
            <text:p>1</text:p>
          </table:table-cell>
          <table:table-cell office:value-type="float" office:value="0.7184" calcext:value-type="float">
            <text:p>0.7184</text:p>
          </table:table-cell>
          <table:table-cell office:value-type="float" office:value="1" calcext:value-type="float">
            <text:p>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98" calcext:value-type="float">
            <text:p>0.6998</text:p>
          </table:table-cell>
          <table:table-cell/>
          <table:table-cell table:style-name="ce6" table:number-columns-repeated="2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table table:name="MPKI" table:style-name="ta1">
        <table:shapes>
          <draw:frame draw:z-index="0" draw:style-name="gr1" draw:text-style-name="P1" svg:width="210mm" svg:height="100mm" svg:x="68.4mm" svg:y="122.27mm">
            <draw:object draw:notify-on-update-of-ranges="MPKI.D17:MPKI.D17 MPKI.E17:MPKI.Y17 MPKI.D18:MPKI.D18 MPKI.E18:MPKI.Y18 MPKI.D19:MPKI.D19 MPKI.E19:MPKI.Y19 MPKI.D20:MPKI.D20 MPKI.E20:MPKI.Y20 MPKI.D21:MPKI.D21 MPKI.E21:MPKI.Y21 MPKI.D22:MPKI.D22 MPKI.E22:MPKI.Y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PKI=1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28" calcext:value-type="float">
            <text:p>0.9928</text:p>
          </table:table-cell>
          <table:table-cell office:value-type="float" office:value="0.8408" calcext:value-type="float">
            <text:p>0.8408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7681" calcext:value-type="float">
            <text:p>0.7681</text:p>
          </table:table-cell>
          <table:table-cell office:value-type="float" office:value="0.7633" calcext:value-type="float">
            <text:p>0.7633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793" calcext:value-type="float">
            <text:p>0.9793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24" calcext:value-type="float">
            <text:p>0.9624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8" calcext:value-type="float">
            <text:p>0.9988</text:p>
          </table:table-cell>
          <table:table-cell/>
          <table:table-cell table:formula="of:=AVERAGE([.E8:.V8])" office:value-type="float" office:value="0.7981" calcext:value-type="float">
            <text:p>0.79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PKI=2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8226" calcext:value-type="float">
            <text:p>0.8226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9686" calcext:value-type="float">
            <text:p>0.9686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9:.V9])" office:value-type="float" office:value="0.81695" calcext:value-type="float">
            <text:p>0.816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PKI=3</text:p>
          </table:table-cell>
          <table:table-cell office:value-type="float" office:value="0.9966" calcext:value-type="float">
            <text:p>0.9966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054" calcext:value-type="float">
            <text:p>0.054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1066" calcext:value-type="float">
            <text:p>0.1066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3878" calcext:value-type="float">
            <text:p>0.3878</text:p>
          </table:table-cell>
          <table:table-cell office:value-type="float" office:value="0.9736" calcext:value-type="float">
            <text:p>0.9736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10:.V10])" office:value-type="float" office:value="0.843533333333333" calcext:value-type="float">
            <text:p>0.8435333333333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PKI=4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9785" calcext:value-type="float">
            <text:p>0.9785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11:.V11])" office:value-type="float" office:value="0.879905555555556" calcext:value-type="float">
            <text:p>0.87990555555555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PKI=5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8453" calcext:value-type="float">
            <text:p>0.8453</text:p>
          </table:table-cell>
          <table:table-cell office:value-type="float" office:value="0.2255" calcext:value-type="float">
            <text:p>0.2255</text:p>
          </table:table-cell>
          <table:table-cell office:value-type="float" office:value="0.883" calcext:value-type="float">
            <text:p>0.883</text:p>
          </table:table-cell>
          <table:table-cell office:value-type="float" office:value="0.9923" calcext:value-type="float">
            <text:p>0.9923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9814" calcext:value-type="float">
            <text:p>0.9814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12:.V12])" office:value-type="float" office:value="0.889544444444444" calcext:value-type="float">
            <text:p>0.889544444444444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M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1</text:p>
          </table:table-cell>
          <table:table-cell table:formula="of:=(1-[.E8])*100" office:value-type="float" office:value="0.959999999999994" calcext:value-type="float">
            <text:p>0.959999999999994</text:p>
          </table:table-cell>
          <table:table-cell table:formula="of:=(1-[.F8])*100" office:value-type="float" office:value="0.129999999999997" calcext:value-type="float">
            <text:p>0.129999999999997</text:p>
          </table:table-cell>
          <table:table-cell table:formula="of:=(1-[.G8])*100" office:value-type="float" office:value="0.719999999999998" calcext:value-type="float">
            <text:p>0.719999999999998</text:p>
          </table:table-cell>
          <table:table-cell table:formula="of:=(1-[.H8])*100" office:value-type="float" office:value="15.92" calcext:value-type="float">
            <text:p>15.92</text:p>
          </table:table-cell>
          <table:table-cell table:formula="of:=(1-[.I8])*100" office:value-type="float" office:value="99.36" calcext:value-type="float">
            <text:p>99.36</text:p>
          </table:table-cell>
          <table:table-cell table:formula="of:=(1-[.J8])*100" office:value-type="float" office:value="23.19" calcext:value-type="float">
            <text:p>23.19</text:p>
          </table:table-cell>
          <table:table-cell table:formula="of:=(1-[.K8])*100" office:value-type="float" office:value="23.67" calcext:value-type="float">
            <text:p>23.67</text:p>
          </table:table-cell>
          <table:table-cell table:formula="of:=(1-[.L8])*100" office:value-type="float" office:value="92.31" calcext:value-type="float">
            <text:p>92.31</text:p>
          </table:table-cell>
          <table:table-cell table:formula="of:=(1-[.M8])*100" office:value-type="float" office:value="0.0399999999999956" calcext:value-type="float">
            <text:p>0.039999999999996</text:p>
          </table:table-cell>
          <table:table-cell table:formula="of:=(1-[.N8])*100" office:value-type="float" office:value="0.179999999999991" calcext:value-type="float">
            <text:p>0.179999999999991</text:p>
          </table:table-cell>
          <table:table-cell table:formula="of:=(1-[.O8])*100" office:value-type="float" office:value="0.429999999999997" calcext:value-type="float">
            <text:p>0.429999999999997</text:p>
          </table:table-cell>
          <table:table-cell table:formula="of:=(1-[.P8])*100" office:value-type="float" office:value="2.06999999999999" calcext:value-type="float">
            <text:p>2.06999999999999</text:p>
          </table:table-cell>
          <table:table-cell table:formula="of:=(1-[.Q8])*100" office:value-type="float" office:value="0.229999999999997" calcext:value-type="float">
            <text:p>0.229999999999997</text:p>
          </table:table-cell>
          <table:table-cell table:formula="of:=(1-[.R8])*100" office:value-type="float" office:value="0.319999999999998" calcext:value-type="float">
            <text:p>0.319999999999998</text:p>
          </table:table-cell>
          <table:table-cell table:formula="of:=(1-[.S8])*100" office:value-type="float" office:value="99.97" calcext:value-type="float">
            <text:p>99.97</text:p>
          </table:table-cell>
          <table:table-cell table:formula="of:=(1-[.T8])*100" office:value-type="float" office:value="3.76" calcext:value-type="float">
            <text:p>3.76</text:p>
          </table:table-cell>
          <table:table-cell table:formula="of:=(1-[.U8])*100" office:value-type="float" office:value="0.0399999999999956" calcext:value-type="float">
            <text:p>0.039999999999996</text:p>
          </table:table-cell>
          <table:table-cell table:formula="of:=(1-[.V8])*100" office:value-type="float" office:value="0.119999999999998" calcext:value-type="float">
            <text:p>0.119999999999998</text:p>
          </table:table-cell>
          <table:table-cell/>
          <table:table-cell table:formula="of:=(1-[.X8])*100" office:value-type="float" office:value="20.19" calcext:value-type="float">
            <text:p>20.19</text:p>
          </table:table-cell>
          <table:table-cell table:formula="of:=([.I18]+[.L18]+[.S18])/3" office:value-type="float" office:value="97.2133333333333" calcext:value-type="float">
            <text:p>97.213333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2</text:p>
          </table:table-cell>
          <table:table-cell table:formula="of:=(1-[.E9])*100" office:value-type="float" office:value="0.409999999999999" calcext:value-type="float">
            <text:p>0.409999999999999</text:p>
          </table:table-cell>
          <table:table-cell table:formula="of:=(1-[.F9])*100" office:value-type="float" office:value="0.129999999999997" calcext:value-type="float">
            <text:p>0.129999999999997</text:p>
          </table:table-cell>
          <table:table-cell table:formula="of:=(1-[.G9])*100" office:value-type="float" office:value="0.409999999999999" calcext:value-type="float">
            <text:p>0.409999999999999</text:p>
          </table:table-cell>
          <table:table-cell table:formula="of:=(1-[.H9])*100" office:value-type="float" office:value="15.8" calcext:value-type="float">
            <text:p>15.8</text:p>
          </table:table-cell>
          <table:table-cell table:formula="of:=(1-[.I9])*100" office:value-type="float" office:value="98.64" calcext:value-type="float">
            <text:p>98.64</text:p>
          </table:table-cell>
          <table:table-cell table:formula="of:=(1-[.J9])*100" office:value-type="float" office:value="17.74" calcext:value-type="float">
            <text:p>17.74</text:p>
          </table:table-cell>
          <table:table-cell table:formula="of:=(1-[.K9])*100" office:value-type="float" office:value="6.57" calcext:value-type="float">
            <text:p>6.57</text:p>
          </table:table-cell>
          <table:table-cell table:formula="of:=(1-[.L9])*100" office:value-type="float" office:value="90.45" calcext:value-type="float">
            <text:p>90.45</text:p>
          </table:table-cell>
          <table:table-cell table:formula="of:=(1-[.M9])*100" office:value-type="float" office:value="0.0399999999999956" calcext:value-type="float">
            <text:p>0.039999999999996</text:p>
          </table:table-cell>
          <table:table-cell table:formula="of:=(1-[.N9])*100" office:value-type="float" office:value="0.0899999999999901" calcext:value-type="float">
            <text:p>0.08999999999999</text:p>
          </table:table-cell>
          <table:table-cell table:formula="of:=(1-[.O9])*100" office:value-type="float" office:value="0.249999999999995" calcext:value-type="float">
            <text:p>0.249999999999995</text:p>
          </table:table-cell>
          <table:table-cell table:formula="of:=(1-[.P9])*100" office:value-type="float" office:value="0.729999999999997" calcext:value-type="float">
            <text:p>0.729999999999997</text:p>
          </table:table-cell>
          <table:table-cell table:formula="of:=(1-[.Q9])*100" office:value-type="float" office:value="0.2" calcext:value-type="float">
            <text:p>0.2</text:p>
          </table:table-cell>
          <table:table-cell table:formula="of:=(1-[.R9])*100" office:value-type="float" office:value="0.319999999999998" calcext:value-type="float">
            <text:p>0.319999999999998</text:p>
          </table:table-cell>
          <table:table-cell table:formula="of:=(1-[.S9])*100" office:value-type="float" office:value="94.49" calcext:value-type="float">
            <text:p>94.49</text:p>
          </table:table-cell>
          <table:table-cell table:formula="of:=(1-[.T9])*100" office:value-type="float" office:value="3.14" calcext:value-type="float">
            <text:p>3.14</text:p>
          </table:table-cell>
          <table:table-cell table:formula="of:=(1-[.U9])*100" office:value-type="float" office:value="0.0399999999999956" calcext:value-type="float">
            <text:p>0.039999999999996</text:p>
          </table:table-cell>
          <table:table-cell table:formula="of:=(1-[.V9])*100" office:value-type="float" office:value="0.0399999999999956" calcext:value-type="float">
            <text:p>0.039999999999996</text:p>
          </table:table-cell>
          <table:table-cell/>
          <table:table-cell table:formula="of:=(1-[.X9])*100" office:value-type="float" office:value="18.305" calcext:value-type="float">
            <text:p>18.305</text:p>
          </table:table-cell>
          <table:table-cell table:formula="of:=([.I19]+[.L19]+[.S19])/3" office:value-type="float" office:value="94.5266666666667" calcext:value-type="float">
            <text:p>94.52666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3</text:p>
          </table:table-cell>
          <table:table-cell table:formula="of:=(1-[.E10])*100" office:value-type="float" office:value="0.339999999999996" calcext:value-type="float">
            <text:p>0.339999999999996</text:p>
          </table:table-cell>
          <table:table-cell table:formula="of:=(1-[.F10])*100" office:value-type="float" office:value="0.129999999999997" calcext:value-type="float">
            <text:p>0.129999999999997</text:p>
          </table:table-cell>
          <table:table-cell table:formula="of:=(1-[.G10])*100" office:value-type="float" office:value="0.329999999999997" calcext:value-type="float">
            <text:p>0.329999999999997</text:p>
          </table:table-cell>
          <table:table-cell table:formula="of:=(1-[.H10])*100" office:value-type="float" office:value="15.65" calcext:value-type="float">
            <text:p>15.65</text:p>
          </table:table-cell>
          <table:table-cell table:formula="of:=(1-[.I10])*100" office:value-type="float" office:value="94.6" calcext:value-type="float">
            <text:p>94.6</text:p>
          </table:table-cell>
          <table:table-cell table:formula="of:=(1-[.J10])*100" office:value-type="float" office:value="14.71" calcext:value-type="float">
            <text:p>14.71</text:p>
          </table:table-cell>
          <table:table-cell table:formula="of:=(1-[.K10])*100" office:value-type="float" office:value="1.32" calcext:value-type="float">
            <text:p>1.32</text:p>
          </table:table-cell>
          <table:table-cell table:formula="of:=(1-[.L10])*100" office:value-type="float" office:value="89.34" calcext:value-type="float">
            <text:p>89.34</text:p>
          </table:table-cell>
          <table:table-cell table:formula="of:=(1-[.M10])*100" office:value-type="float" office:value="0.0399999999999956" calcext:value-type="float">
            <text:p>0.039999999999996</text:p>
          </table:table-cell>
          <table:table-cell table:formula="of:=(1-[.N10])*100" office:value-type="float" office:value="0.0899999999999901" calcext:value-type="float">
            <text:p>0.08999999999999</text:p>
          </table:table-cell>
          <table:table-cell table:formula="of:=(1-[.O10])*100" office:value-type="float" office:value="0.249999999999995" calcext:value-type="float">
            <text:p>0.249999999999995</text:p>
          </table:table-cell>
          <table:table-cell table:formula="of:=(1-[.P10])*100" office:value-type="float" office:value="0.539999999999996" calcext:value-type="float">
            <text:p>0.539999999999996</text:p>
          </table:table-cell>
          <table:table-cell table:formula="of:=(1-[.Q10])*100" office:value-type="float" office:value="0.2" calcext:value-type="float">
            <text:p>0.2</text:p>
          </table:table-cell>
          <table:table-cell table:formula="of:=(1-[.R10])*100" office:value-type="float" office:value="0.159999999999993" calcext:value-type="float">
            <text:p>0.159999999999993</text:p>
          </table:table-cell>
          <table:table-cell table:formula="of:=(1-[.S10])*100" office:value-type="float" office:value="61.22" calcext:value-type="float">
            <text:p>61.22</text:p>
          </table:table-cell>
          <table:table-cell table:formula="of:=(1-[.T10])*100" office:value-type="float" office:value="2.64" calcext:value-type="float">
            <text:p>2.64</text:p>
          </table:table-cell>
          <table:table-cell table:formula="of:=(1-[.U10])*100" office:value-type="float" office:value="0.0399999999999956" calcext:value-type="float">
            <text:p>0.039999999999996</text:p>
          </table:table-cell>
          <table:table-cell table:formula="of:=(1-[.V10])*100" office:value-type="float" office:value="0.0399999999999956" calcext:value-type="float">
            <text:p>0.039999999999996</text:p>
          </table:table-cell>
          <table:table-cell/>
          <table:table-cell table:formula="of:=(1-[.X10])*100" office:value-type="float" office:value="15.6466666666667" calcext:value-type="float">
            <text:p>15.6466666666667</text:p>
          </table:table-cell>
          <table:table-cell table:formula="of:=([.I20]+[.L20]+[.S20])/3" office:value-type="float" office:value="81.72" calcext:value-type="float">
            <text:p>81.7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4</text:p>
          </table:table-cell>
          <table:table-cell table:formula="of:=(1-[.E11])*100" office:value-type="float" office:value="0.279999999999991" calcext:value-type="float">
            <text:p>0.279999999999991</text:p>
          </table:table-cell>
          <table:table-cell table:formula="of:=(1-[.F11])*100" office:value-type="float" office:value="0.1" calcext:value-type="float">
            <text:p>0.1</text:p>
          </table:table-cell>
          <table:table-cell table:formula="of:=(1-[.G11])*100" office:value-type="float" office:value="0.28999999999999" calcext:value-type="float">
            <text:p>0.28999999999999</text:p>
          </table:table-cell>
          <table:table-cell table:formula="of:=(1-[.H11])*100" office:value-type="float" office:value="15.62" calcext:value-type="float">
            <text:p>15.62</text:p>
          </table:table-cell>
          <table:table-cell table:formula="of:=(1-[.I11])*100" office:value-type="float" office:value="84.81" calcext:value-type="float">
            <text:p>84.81</text:p>
          </table:table-cell>
          <table:table-cell table:formula="of:=(1-[.J11])*100" office:value-type="float" office:value="12.95" calcext:value-type="float">
            <text:p>12.95</text:p>
          </table:table-cell>
          <table:table-cell table:formula="of:=(1-[.K11])*100" office:value-type="float" office:value="0.929999999999997" calcext:value-type="float">
            <text:p>0.929999999999997</text:p>
          </table:table-cell>
          <table:table-cell table:formula="of:=(1-[.L11])*100" office:value-type="float" office:value="88.76" calcext:value-type="float">
            <text:p>88.76</text:p>
          </table:table-cell>
          <table:table-cell table:formula="of:=(1-[.M11])*100" office:value-type="float" office:value="0.0399999999999956" calcext:value-type="float">
            <text:p>0.039999999999996</text:p>
          </table:table-cell>
          <table:table-cell table:formula="of:=(1-[.N11])*100" office:value-type="float" office:value="0.0899999999999901" calcext:value-type="float">
            <text:p>0.08999999999999</text:p>
          </table:table-cell>
          <table:table-cell table:formula="of:=(1-[.O11])*100" office:value-type="float" office:value="0.219999999999998" calcext:value-type="float">
            <text:p>0.219999999999998</text:p>
          </table:table-cell>
          <table:table-cell table:formula="of:=(1-[.P11])*100" office:value-type="float" office:value="0.5" calcext:value-type="float">
            <text:p>0.5</text:p>
          </table:table-cell>
          <table:table-cell table:formula="of:=(1-[.Q11])*100" office:value-type="float" office:value="0.2" calcext:value-type="float">
            <text:p>0.2</text:p>
          </table:table-cell>
          <table:table-cell table:formula="of:=(1-[.R11])*100" office:value-type="float" office:value="0.159999999999993" calcext:value-type="float">
            <text:p>0.159999999999993</text:p>
          </table:table-cell>
          <table:table-cell table:formula="of:=(1-[.S11])*100" office:value-type="float" office:value="8.99" calcext:value-type="float">
            <text:p>8.99</text:p>
          </table:table-cell>
          <table:table-cell table:formula="of:=(1-[.T11])*100" office:value-type="float" office:value="2.15" calcext:value-type="float">
            <text:p>2.15</text:p>
          </table:table-cell>
          <table:table-cell table:formula="of:=(1-[.U11])*100" office:value-type="float" office:value="0.0399999999999956" calcext:value-type="float">
            <text:p>0.039999999999996</text:p>
          </table:table-cell>
          <table:table-cell table:formula="of:=(1-[.V11])*100" office:value-type="float" office:value="0.0399999999999956" calcext:value-type="float">
            <text:p>0.039999999999996</text:p>
          </table:table-cell>
          <table:table-cell/>
          <table:table-cell table:formula="of:=(1-[.X11])*100" office:value-type="float" office:value="12.0094444444444" calcext:value-type="float">
            <text:p>12.0094444444444</text:p>
          </table:table-cell>
          <table:table-cell table:formula="of:=([.I21]+[.L21]+[.S21])/3" office:value-type="float" office:value="60.8533333333333" calcext:value-type="float">
            <text:p>60.853333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5</text:p>
          </table:table-cell>
          <table:table-cell table:formula="of:=(1-[.E12])*100" office:value-type="float" office:value="0.279999999999991" calcext:value-type="float">
            <text:p>0.279999999999991</text:p>
          </table:table-cell>
          <table:table-cell table:formula="of:=(1-[.F12])*100" office:value-type="float" office:value="0.1" calcext:value-type="float">
            <text:p>0.1</text:p>
          </table:table-cell>
          <table:table-cell table:formula="of:=(1-[.G12])*100" office:value-type="float" office:value="0.249999999999995" calcext:value-type="float">
            <text:p>0.249999999999995</text:p>
          </table:table-cell>
          <table:table-cell table:formula="of:=(1-[.H12])*100" office:value-type="float" office:value="15.47" calcext:value-type="float">
            <text:p>15.47</text:p>
          </table:table-cell>
          <table:table-cell table:formula="of:=(1-[.I12])*100" office:value-type="float" office:value="77.45" calcext:value-type="float">
            <text:p>77.45</text:p>
          </table:table-cell>
          <table:table-cell table:formula="of:=(1-[.J12])*100" office:value-type="float" office:value="11.7" calcext:value-type="float">
            <text:p>11.7</text:p>
          </table:table-cell>
          <table:table-cell table:formula="of:=(1-[.K12])*100" office:value-type="float" office:value="0.769999999999993" calcext:value-type="float">
            <text:p>0.769999999999993</text:p>
          </table:table-cell>
          <table:table-cell table:formula="of:=(1-[.L12])*100" office:value-type="float" office:value="88.45" calcext:value-type="float">
            <text:p>88.45</text:p>
          </table:table-cell>
          <table:table-cell table:formula="of:=(1-[.M12])*100" office:value-type="float" office:value="0.0399999999999956" calcext:value-type="float">
            <text:p>0.039999999999996</text:p>
          </table:table-cell>
          <table:table-cell table:formula="of:=(1-[.N12])*100" office:value-type="float" office:value="0.0899999999999901" calcext:value-type="float">
            <text:p>0.08999999999999</text:p>
          </table:table-cell>
          <table:table-cell table:formula="of:=(1-[.O12])*100" office:value-type="float" office:value="0.219999999999998" calcext:value-type="float">
            <text:p>0.219999999999998</text:p>
          </table:table-cell>
          <table:table-cell table:formula="of:=(1-[.P12])*100" office:value-type="float" office:value="0.569999999999993" calcext:value-type="float">
            <text:p>0.569999999999993</text:p>
          </table:table-cell>
          <table:table-cell table:formula="of:=(1-[.Q12])*100" office:value-type="float" office:value="0.2" calcext:value-type="float">
            <text:p>0.2</text:p>
          </table:table-cell>
          <table:table-cell table:formula="of:=(1-[.R12])*100" office:value-type="float" office:value="0.159999999999993" calcext:value-type="float">
            <text:p>0.159999999999993</text:p>
          </table:table-cell>
          <table:table-cell table:formula="of:=(1-[.S12])*100" office:value-type="float" office:value="1.13" calcext:value-type="float">
            <text:p>1.13</text:p>
          </table:table-cell>
          <table:table-cell table:formula="of:=(1-[.T12])*100" office:value-type="float" office:value="1.86" calcext:value-type="float">
            <text:p>1.86</text:p>
          </table:table-cell>
          <table:table-cell table:formula="of:=(1-[.U12])*100" office:value-type="float" office:value="0.0399999999999956" calcext:value-type="float">
            <text:p>0.039999999999996</text:p>
          </table:table-cell>
          <table:table-cell table:formula="of:=(1-[.V12])*100" office:value-type="float" office:value="0.0399999999999956" calcext:value-type="float">
            <text:p>0.039999999999996</text:p>
          </table:table-cell>
          <table:table-cell/>
          <table:table-cell table:formula="of:=(1-[.X12])*100" office:value-type="float" office:value="11.0455555555556" calcext:value-type="float">
            <text:p>11.0455555555556</text:p>
          </table:table-cell>
          <table:table-cell table:formula="of:=([.I22]+[.L22]+[.S22])/3" office:value-type="float" office:value="55.6766666666667" calcext:value-type="float">
            <text:p>55.6766666666667</text:p>
          </table:table-cell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4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get switch_agg_rate data from 14 to 18 ( FP )</text:p>
          </table:table-cell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04" calcext:value-type="float">
            <text:p>0.9904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28" calcext:value-type="float">
            <text:p>0.9928</text:p>
          </table:table-cell>
          <table:table-cell office:value-type="float" office:value="0.8408" calcext:value-type="float">
            <text:p>0.8408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7681" calcext:value-type="float">
            <text:p>0.7681</text:p>
          </table:table-cell>
          <table:table-cell office:value-type="float" office:value="0.7633" calcext:value-type="float">
            <text:p>0.7633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793" calcext:value-type="float">
            <text:p>0.9793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24" calcext:value-type="float">
            <text:p>0.9624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8" calcext:value-type="float">
            <text:p>0.9988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59" calcext:value-type="float">
            <text:p>0.9959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8226" calcext:value-type="float">
            <text:p>0.8226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9686" calcext:value-type="float">
            <text:p>0.9686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66" calcext:value-type="float">
            <text:p>0.9966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054" calcext:value-type="float">
            <text:p>0.054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1066" calcext:value-type="float">
            <text:p>0.1066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3878" calcext:value-type="float">
            <text:p>0.3878</text:p>
          </table:table-cell>
          <table:table-cell office:value-type="float" office:value="0.9736" calcext:value-type="float">
            <text:p>0.9736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72" calcext:value-type="float">
            <text:p>0.9972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9785" calcext:value-type="float">
            <text:p>0.9785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72" calcext:value-type="float">
            <text:p>0.9972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8453" calcext:value-type="float">
            <text:p>0.8453</text:p>
          </table:table-cell>
          <table:table-cell office:value-type="float" office:value="0.2255" calcext:value-type="float">
            <text:p>0.2255</text:p>
          </table:table-cell>
          <table:table-cell office:value-type="float" office:value="0.883" calcext:value-type="float">
            <text:p>0.883</text:p>
          </table:table-cell>
          <table:table-cell office:value-type="float" office:value="0.9923" calcext:value-type="float">
            <text:p>0.9923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9814" calcext:value-type="float">
            <text:p>0.9814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00/00/00</text:date>, <text:time style:data-style-name="N2" text:time-value="15:47:46.89305542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6:41:03.196737869</meta:creation-date>
    <dc:date>2020-12-27T16:08:10.687052308</dc:date>
    <meta:editing-duration>PT1H23M29S</meta:editing-duration>
    <meta:editing-cycles>14</meta:editing-cycles>
    <meta:generator>LibreOffice/6.0.7.3$Linux_X86_64 LibreOffice_project/00m0$Build-3</meta:generator>
    <meta:document-statistic meta:table-count="3" meta:cell-count="10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MPKI.D17:MPKI.Y22" chart:data-source-has-labels="both" svg:x="1.172cm" svg:y="1.098cm" svg:width="19.404cm" svg:height="8.736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MPKI.E17:MPKI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MPKI.E18:MPKI.Y18" chart:label-cell-address="MPKI.D18:MPKI.D18" chart:class="chart:bar">
            <chart:data-point chart:repeated="21"/>
          </chart:series>
          <chart:series chart:style-name="ch8" chart:values-cell-range-address="MPKI.E19:MPKI.Y19" chart:label-cell-address="MPKI.D19:MPKI.D19" chart:class="chart:bar">
            <chart:data-point chart:repeated="21"/>
          </chart:series>
          <chart:series chart:style-name="ch9" chart:values-cell-range-address="MPKI.E20:MPKI.Y20" chart:label-cell-address="MPKI.D20:MPKI.D20" chart:class="chart:bar">
            <chart:data-point chart:repeated="21"/>
          </chart:series>
          <chart:series chart:style-name="ch10" chart:values-cell-range-address="MPKI.E21:MPKI.Y21" chart:label-cell-address="MPKI.D21:MPKI.D21" chart:class="chart:bar">
            <chart:data-point chart:repeated="21"/>
          </chart:series>
          <chart:series chart:style-name="ch11" chart:values-cell-range-address="MPKI.E22:MPKI.Y22" chart:label-cell-address="MPKI.D22:MPKI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MPKI.E17:MPKI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MLP avg</text:p>
              </table:table-cell>
            </table:table-row>
          </table:table-header-rows>
          <table:table-rows>
            <table:table-row>
              <table:table-cell office:value-type="string">
                <text:p>MPKI=1</text:p>
                <draw:g>
                  <svg:desc>MPKI.D18:MPKI.D18</svg:desc>
                </draw:g>
              </table:table-cell>
              <table:table-cell office:value-type="float" office:value="0.959999999999994">
                <text:p>0.959999999999994</text:p>
                <draw:g>
                  <svg:desc>MPKI.E18:MPKI.Y18</svg:desc>
                </draw:g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719999999999998">
                <text:p>0.719999999999998</text:p>
              </table:table-cell>
              <table:table-cell office:value-type="float" office:value="15.92">
                <text:p>15.92</text:p>
              </table:table-cell>
              <table:table-cell office:value-type="float" office:value="99.36">
                <text:p>99.36</text:p>
              </table:table-cell>
              <table:table-cell office:value-type="float" office:value="23.19">
                <text:p>23.19</text:p>
              </table:table-cell>
              <table:table-cell office:value-type="float" office:value="23.67">
                <text:p>23.67</text:p>
              </table:table-cell>
              <table:table-cell office:value-type="float" office:value="92.31">
                <text:p>92.31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0.429999999999997">
                <text:p>0.429999999999997</text:p>
              </table:table-cell>
              <table:table-cell office:value-type="float" office:value="2.06999999999999">
                <text:p>2.06999999999999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319999999999998">
                <text:p>0.319999999999998</text:p>
              </table:table-cell>
              <table:table-cell office:value-type="float" office:value="99.97">
                <text:p>99.97</text:p>
              </table:table-cell>
              <table:table-cell office:value-type="float" office:value="3.76">
                <text:p>3.7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19999999999998">
                <text:p>0.119999999999998</text:p>
              </table:table-cell>
              <table:table-cell office:value-type="float" office:value="NaN">
                <text:p>NaN</text:p>
              </table:table-cell>
              <table:table-cell office:value-type="float" office:value="20.19">
                <text:p>20.19</text:p>
              </table:table-cell>
              <table:table-cell office:value-type="float" office:value="97.2133333333333">
                <text:p>97.2133333333333</text:p>
              </table:table-cell>
            </table:table-row>
            <table:table-row>
              <table:table-cell office:value-type="string">
                <text:p>MPKI=2</text:p>
                <draw:g>
                  <svg:desc>MPKI.D19:MPKI.D19</svg:desc>
                </draw:g>
              </table:table-cell>
              <table:table-cell office:value-type="float" office:value="0.409999999999999">
                <text:p>0.409999999999999</text:p>
                <draw:g>
                  <svg:desc>MPKI.E19:MPKI.Y19</svg:desc>
                </draw:g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409999999999999">
                <text:p>0.409999999999999</text:p>
              </table:table-cell>
              <table:table-cell office:value-type="float" office:value="15.8">
                <text:p>15.8</text:p>
              </table:table-cell>
              <table:table-cell office:value-type="float" office:value="98.64">
                <text:p>98.64</text:p>
              </table:table-cell>
              <table:table-cell office:value-type="float" office:value="17.74">
                <text:p>17.74</text:p>
              </table:table-cell>
              <table:table-cell office:value-type="float" office:value="6.57">
                <text:p>6.57</text:p>
              </table:table-cell>
              <table:table-cell office:value-type="float" office:value="90.45">
                <text:p>90.45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0.729999999999997">
                <text:p>0.729999999999997</text:p>
              </table:table-cell>
              <table:table-cell office:value-type="float" office:value="0.2">
                <text:p>0.2</text:p>
              </table:table-cell>
              <table:table-cell office:value-type="float" office:value="0.319999999999998">
                <text:p>0.319999999999998</text:p>
              </table:table-cell>
              <table:table-cell office:value-type="float" office:value="94.49">
                <text:p>94.49</text:p>
              </table:table-cell>
              <table:table-cell office:value-type="float" office:value="3.14">
                <text:p>3.1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8.305">
                <text:p>18.305</text:p>
              </table:table-cell>
              <table:table-cell office:value-type="float" office:value="94.5266666666667">
                <text:p>94.5266666666667</text:p>
              </table:table-cell>
            </table:table-row>
            <table:table-row>
              <table:table-cell office:value-type="string">
                <text:p>MPKI=3</text:p>
                <draw:g>
                  <svg:desc>MPKI.D20:MPKI.D20</svg:desc>
                </draw:g>
              </table:table-cell>
              <table:table-cell office:value-type="float" office:value="0.339999999999996">
                <text:p>0.339999999999996</text:p>
                <draw:g>
                  <svg:desc>MPKI.E20:MPKI.Y20</svg:desc>
                </draw:g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329999999999997">
                <text:p>0.329999999999997</text:p>
              </table:table-cell>
              <table:table-cell office:value-type="float" office:value="15.65">
                <text:p>15.65</text:p>
              </table:table-cell>
              <table:table-cell office:value-type="float" office:value="94.6">
                <text:p>94.6</text:p>
              </table:table-cell>
              <table:table-cell office:value-type="float" office:value="14.71">
                <text:p>14.71</text:p>
              </table:table-cell>
              <table:table-cell office:value-type="float" office:value="1.32">
                <text:p>1.32</text:p>
              </table:table-cell>
              <table:table-cell office:value-type="float" office:value="89.34">
                <text:p>89.3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0.539999999999996">
                <text:p>0.539999999999996</text:p>
              </table:table-cell>
              <table:table-cell office:value-type="float" office:value="0.2">
                <text:p>0.2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61.22">
                <text:p>61.22</text:p>
              </table:table-cell>
              <table:table-cell office:value-type="float" office:value="2.64">
                <text:p>2.6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5.6466666666667">
                <text:p>15.6466666666667</text:p>
              </table:table-cell>
              <table:table-cell office:value-type="float" office:value="81.72">
                <text:p>81.72</text:p>
              </table:table-cell>
            </table:table-row>
            <table:table-row>
              <table:table-cell office:value-type="string">
                <text:p>MPKI=4</text:p>
                <draw:g>
                  <svg:desc>MPKI.D21:MPKI.D21</svg:desc>
                </draw:g>
              </table:table-cell>
              <table:table-cell office:value-type="float" office:value="0.279999999999991">
                <text:p>0.279999999999991</text:p>
                <draw:g>
                  <svg:desc>MPKI.E21:MPKI.Y21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8999999999999">
                <text:p>0.28999999999999</text:p>
              </table:table-cell>
              <table:table-cell office:value-type="float" office:value="15.62">
                <text:p>15.62</text:p>
              </table:table-cell>
              <table:table-cell office:value-type="float" office:value="84.81">
                <text:p>84.81</text:p>
              </table:table-cell>
              <table:table-cell office:value-type="float" office:value="12.95">
                <text:p>12.95</text:p>
              </table:table-cell>
              <table:table-cell office:value-type="float" office:value="0.929999999999997">
                <text:p>0.929999999999997</text:p>
              </table:table-cell>
              <table:table-cell office:value-type="float" office:value="88.76">
                <text:p>88.7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8.99">
                <text:p>8.99</text:p>
              </table:table-cell>
              <table:table-cell office:value-type="float" office:value="2.15">
                <text:p>2.15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2.0094444444444">
                <text:p>12.0094444444444</text:p>
              </table:table-cell>
              <table:table-cell office:value-type="float" office:value="60.8533333333333">
                <text:p>60.8533333333333</text:p>
              </table:table-cell>
            </table:table-row>
            <table:table-row>
              <table:table-cell office:value-type="string">
                <text:p>MPKI=5</text:p>
                <draw:g>
                  <svg:desc>MPKI.D22:MPKI.D22</svg:desc>
                </draw:g>
              </table:table-cell>
              <table:table-cell office:value-type="float" office:value="0.279999999999991">
                <text:p>0.279999999999991</text:p>
                <draw:g>
                  <svg:desc>MPKI.E22:MPKI.Y2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15.47">
                <text:p>15.47</text:p>
              </table:table-cell>
              <table:table-cell office:value-type="float" office:value="77.45">
                <text:p>77.45</text:p>
              </table:table-cell>
              <table:table-cell office:value-type="float" office:value="11.7">
                <text:p>11.7</text:p>
              </table:table-cell>
              <table:table-cell office:value-type="float" office:value="0.769999999999993">
                <text:p>0.769999999999993</text:p>
              </table:table-cell>
              <table:table-cell office:value-type="float" office:value="88.45">
                <text:p>88.45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569999999999993">
                <text:p>0.569999999999993</text:p>
              </table:table-cell>
              <table:table-cell office:value-type="float" office:value="0.2">
                <text:p>0.2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1.13">
                <text:p>1.13</text:p>
              </table:table-cell>
              <table:table-cell office:value-type="float" office:value="1.86">
                <text:p>1.8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1.0455555555556">
                <text:p>11.0455555555556</text:p>
              </table:table-cell>
              <table:table-cell office:value-type="float" office:value="55.6766666666667">
                <text:p>55.67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IPC.D17:IPC.Y22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IPC.E17:IPC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IPC.E18:IPC.Y18" chart:label-cell-address="IPC.D18:IPC.D18" chart:class="chart:bar">
            <chart:data-point chart:repeated="21"/>
          </chart:series>
          <chart:series chart:style-name="ch8" chart:values-cell-range-address="IPC.E19:IPC.Y19" chart:label-cell-address="IPC.D19:IPC.D19" chart:class="chart:bar">
            <chart:data-point chart:repeated="21"/>
          </chart:series>
          <chart:series chart:style-name="ch9" chart:values-cell-range-address="IPC.E20:IPC.Y20" chart:label-cell-address="IPC.D20:IPC.D20" chart:class="chart:bar">
            <chart:data-point chart:repeated="21"/>
          </chart:series>
          <chart:series chart:style-name="ch10" chart:values-cell-range-address="IPC.E21:IPC.Y21" chart:label-cell-address="IPC.D21:IPC.D21" chart:class="chart:bar">
            <chart:data-point chart:repeated="21"/>
          </chart:series>
          <chart:series chart:style-name="ch11" chart:values-cell-range-address="IPC.E22:IPC.Y22" chart:label-cell-address="IPC.D22:IPC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PC.E17:IPC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PC=2.5</text:p>
                <draw:g>
                  <svg:desc>IPC.D18:IPC.D18</svg:desc>
                </draw:g>
              </table:table-cell>
              <table:table-cell office:value-type="float" office:value="7.63999999999999">
                <text:p>7.63999999999999</text:p>
                <draw:g>
                  <svg:desc>IPC.E18:IPC.Y18</svg:desc>
                </draw:g>
              </table:table-cell>
              <table:table-cell office:value-type="float" office:value="98.18">
                <text:p>98.18</text:p>
              </table:table-cell>
              <table:table-cell office:value-type="float" office:value="9.53999999999999">
                <text:p>9.53999999999999</text:p>
              </table:table-cell>
              <table:table-cell office:value-type="float" office:value="2.15">
                <text:p>2.15</text:p>
              </table:table-cell>
              <table:table-cell office:value-type="float" office:value="0.359999999999994">
                <text:p>0.359999999999994</text:p>
              </table:table-cell>
              <table:table-cell office:value-type="float" office:value="6.55">
                <text:p>6.55</text:p>
              </table:table-cell>
              <table:table-cell office:value-type="float" office:value="70.18">
                <text:p>70.18</text:p>
              </table:table-cell>
              <table:table-cell office:value-type="float" office:value="2.57999999999999">
                <text:p>2.57999999999999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53">
                <text:p>99.53</text:p>
              </table:table-cell>
              <table:table-cell office:value-type="float" office:value="89.57">
                <text:p>89.57</text:p>
              </table:table-cell>
              <table:table-cell office:value-type="float" office:value="99.66">
                <text:p>99.66</text:p>
              </table:table-cell>
              <table:table-cell office:value-type="float" office:value="99.58">
                <text:p>99.58</text:p>
              </table:table-cell>
              <table:table-cell office:value-type="float" office:value="99.42">
                <text:p>99.42</text:p>
              </table:table-cell>
              <table:table-cell office:value-type="float" office:value="38.26">
                <text:p>38.26</text:p>
              </table:table-cell>
              <table:table-cell office:value-type="float" office:value="99.87">
                <text:p>99.87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62.3672222222222">
                <text:p>62.3672222222222</text:p>
              </table:table-cell>
              <table:table-cell office:value-type="float" office:value="98.2985714285714">
                <text:p>98.2985714285714</text:p>
              </table:table-cell>
            </table:table-row>
            <table:table-row>
              <table:table-cell office:value-type="string">
                <text:p>IPC=3.0</text:p>
                <draw:g>
                  <svg:desc>IPC.D19:IPC.D19</svg:desc>
                </draw:g>
              </table:table-cell>
              <table:table-cell office:value-type="float" office:value="0.319999999999998">
                <text:p>0.319999999999998</text:p>
                <draw:g>
                  <svg:desc>IPC.E19:IPC.Y19</svg:desc>
                </draw:g>
              </table:table-cell>
              <table:table-cell office:value-type="float" office:value="87.64">
                <text:p>87.64</text:p>
              </table:table-cell>
              <table:table-cell office:value-type="float" office:value="7.42999999999999">
                <text:p>7.42999999999999</text:p>
              </table:table-cell>
              <table:table-cell office:value-type="float" office:value="1.03">
                <text:p>1.03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0.879999999999992">
                <text:p>0.879999999999992</text:p>
              </table:table-cell>
              <table:table-cell office:value-type="float" office:value="30.06">
                <text:p>30.06</text:p>
              </table:table-cell>
              <table:table-cell office:value-type="float" office:value="2.04">
                <text:p>2.04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34">
                <text:p>99.34</text:p>
              </table:table-cell>
              <table:table-cell office:value-type="float" office:value="78.54">
                <text:p>78.54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81.57">
                <text:p>81.57</text:p>
              </table:table-cell>
              <table:table-cell office:value-type="float" office:value="11.65">
                <text:p>11.65</text:p>
              </table:table-cell>
              <table:table-cell office:value-type="float" office:value="99.83">
                <text:p>99.83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49.9783333333333">
                <text:p>49.9783333333333</text:p>
              </table:table-cell>
              <table:table-cell office:value-type="float" office:value="96.69">
                <text:p>96.69</text:p>
              </table:table-cell>
            </table:table-row>
            <table:table-row>
              <table:table-cell office:value-type="string">
                <text:p>IPC=3.5</text:p>
                <draw:g>
                  <svg:desc>IPC.D20:IPC.D20</svg:desc>
                </draw:g>
              </table:table-cell>
              <table:table-cell office:value-type="float" office:value="0">
                <text:p>0</text:p>
                <draw:g>
                  <svg:desc>IPC.E20:IPC.Y20</svg:desc>
                </draw:g>
              </table:table-cell>
              <table:table-cell office:value-type="float" office:value="7.83999999999999">
                <text:p>7.83999999999999</text:p>
              </table:table-cell>
              <table:table-cell office:value-type="float" office:value="5.80999999999999">
                <text:p>5.80999999999999</text:p>
              </table:table-cell>
              <table:table-cell office:value-type="float" office:value="0.429999999999997">
                <text:p>0.429999999999997</text:p>
              </table:table-cell>
              <table:table-cell office:value-type="float" office:value="0">
                <text:p>0</text:p>
              </table:table-cell>
              <table:table-cell office:value-type="float" office:value="0.38999999999999">
                <text:p>0.38999999999999</text:p>
              </table:table-cell>
              <table:table-cell office:value-type="float" office:value="5.10999999999999">
                <text:p>5.10999999999999</text:p>
              </table:table-cell>
              <table:table-cell office:value-type="float" office:value="0.209999999999999">
                <text:p>0.209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7.85">
                <text:p>97.85</text:p>
              </table:table-cell>
              <table:table-cell office:value-type="float" office:value="60.61">
                <text:p>60.61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11.53">
                <text:p>11.53</text:p>
              </table:table-cell>
              <table:table-cell office:value-type="float" office:value="0.349999999999995">
                <text:p>0.349999999999995</text:p>
              </table:table-cell>
              <table:table-cell office:value-type="float" office:value="99.83">
                <text:p>99.83</text:p>
              </table:table-cell>
              <table:table-cell office:value-type="float" office:value="79.02">
                <text:p>79.02</text:p>
              </table:table-cell>
              <table:table-cell office:value-type="float" office:value="NaN">
                <text:p>NaN</text:p>
              </table:table-cell>
              <table:table-cell office:value-type="float" office:value="37.1166666666667">
                <text:p>37.1166666666667</text:p>
              </table:table-cell>
              <table:table-cell office:value-type="float" office:value="90.9185714285714">
                <text:p>90.9185714285714</text:p>
              </table:table-cell>
            </table:table-row>
            <table:table-row>
              <table:table-cell office:value-type="string">
                <text:p>IPC=4.0</text:p>
                <draw:g>
                  <svg:desc>IPC.D21:IPC.D21</svg:desc>
                </draw:g>
              </table:table-cell>
              <table:table-cell office:value-type="float" office:value="0">
                <text:p>0</text:p>
                <draw:g>
                  <svg:desc>IPC.E21:IPC.Y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.78999999999999">
                <text:p>3.78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69999999999992">
                <text:p>0.269999999999992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">
                <text:p>0</text:p>
              </table:table-cell>
              <table:table-cell office:value-type="float" office:value="99.69">
                <text:p>99.69</text:p>
              </table:table-cell>
              <table:table-cell office:value-type="float" office:value="0">
                <text:p>0</text:p>
              </table:table-cell>
              <table:table-cell office:value-type="float" office:value="43.51">
                <text:p>43.51</text:p>
              </table:table-cell>
              <table:table-cell office:value-type="float" office:value="0">
                <text:p>0</text:p>
              </table:table-cell>
              <table:table-cell office:value-type="float" office:value="99.48">
                <text:p>99.48</text:p>
              </table:table-cell>
              <table:table-cell office:value-type="float" office:value="2.47999999999999">
                <text:p>2.47999999999999</text:p>
              </table:table-cell>
              <table:table-cell office:value-type="float" office:value="0">
                <text:p>0</text:p>
              </table:table-cell>
              <table:table-cell office:value-type="float" office:value="99.74">
                <text:p>99.74</text:p>
              </table:table-cell>
              <table:table-cell office:value-type="float" office:value="63.44">
                <text:p>63.44</text:p>
              </table:table-cell>
              <table:table-cell office:value-type="float" office:value="NaN">
                <text:p>NaN</text:p>
              </table:table-cell>
              <table:table-cell office:value-type="float" office:value="22.9183333333333">
                <text:p>22.9183333333333</text:p>
              </table:table-cell>
              <table:table-cell office:value-type="float" office:value="57.98">
                <text:p>57.98</text:p>
              </table:table-cell>
            </table:table-row>
            <table:table-row>
              <table:table-cell office:value-type="string">
                <text:p>IPC=4.5</text:p>
                <draw:g>
                  <svg:desc>IPC.D22:IPC.D22</svg:desc>
                </draw:g>
              </table:table-cell>
              <table:table-cell office:value-type="float" office:value="0">
                <text:p>0</text:p>
                <draw:g>
                  <svg:desc>IPC.E22:IPC.Y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9999999999992">
                <text:p>0.269999999999992</text:p>
              </table:table-cell>
              <table:table-cell office:value-type="float" office:value="0">
                <text:p>0</text:p>
              </table:table-cell>
              <table:table-cell office:value-type="float" office:value="28.16">
                <text:p>28.16</text:p>
              </table:table-cell>
              <table:table-cell office:value-type="float" office:value="0">
                <text:p>0</text:p>
              </table:table-cell>
              <table:table-cell office:value-type="float" office:value="99.48">
                <text:p>99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.02">
                <text:p>30.02</text:p>
              </table:table-cell>
              <table:table-cell office:value-type="float" office:value="NaN">
                <text:p>NaN</text:p>
              </table:table-cell>
              <table:table-cell office:value-type="float" office:value="8.77388888888889">
                <text:p>8.77388888888889</text:p>
              </table:table-cell>
              <table:table-cell office:value-type="float" office:value="22.5614285714286">
                <text:p>22.56142857142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ISR.D17:ISR.Y22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ISR.E17:ISR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ISR.E18:ISR.Y18" chart:label-cell-address="ISR.D18:ISR.D18" chart:class="chart:bar">
            <chart:data-point chart:repeated="21"/>
          </chart:series>
          <chart:series chart:style-name="ch8" chart:values-cell-range-address="ISR.E19:ISR.Y19" chart:label-cell-address="ISR.D19:ISR.D19" chart:class="chart:bar">
            <chart:data-point chart:repeated="21"/>
          </chart:series>
          <chart:series chart:style-name="ch9" chart:values-cell-range-address="ISR.E20:ISR.Y20" chart:label-cell-address="ISR.D20:ISR.D20" chart:class="chart:bar">
            <chart:data-point chart:repeated="21"/>
          </chart:series>
          <chart:series chart:style-name="ch10" chart:values-cell-range-address="ISR.E21:ISR.Y21" chart:label-cell-address="ISR.D21:ISR.D21" chart:class="chart:bar">
            <chart:data-point chart:repeated="21"/>
          </chart:series>
          <chart:series chart:style-name="ch11" chart:values-cell-range-address="ISR.E22:ISR.Y22" chart:label-cell-address="ISR.D22:ISR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SR.E17:ISR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SR=5</text:p>
                <draw:g>
                  <svg:desc>ISR.D18:ISR.D18</svg:desc>
                </draw:g>
              </table:table-cell>
              <table:table-cell office:value-type="float" office:value="0">
                <text:p>0</text:p>
                <draw:g>
                  <svg:desc>ISR.E18:ISR.Y18</svg:desc>
                </draw:g>
              </table:table-cell>
              <table:table-cell office:value-type="float" office:value="30.92">
                <text:p>30.92</text:p>
              </table:table-cell>
              <table:table-cell office:value-type="float" office:value="3.28999999999999">
                <text:p>3.28999999999999</text:p>
              </table:table-cell>
              <table:table-cell office:value-type="float" office:value="0.539999999999996">
                <text:p>0.539999999999996</text:p>
              </table:table-cell>
              <table:table-cell office:value-type="float" office:value="0">
                <text:p>0</text:p>
              </table:table-cell>
              <table:table-cell office:value-type="float" office:value="0.379999999999991">
                <text:p>0.379999999999991</text:p>
              </table:table-cell>
              <table:table-cell office:value-type="float" office:value="2.08999999999999">
                <text:p>2.08999999999999</text:p>
              </table:table-cell>
              <table:table-cell office:value-type="float" office:value="0.239999999999996">
                <text:p>0.239999999999996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23.84">
                <text:p>23.84</text:p>
              </table:table-cell>
              <table:table-cell office:value-type="float" office:value="23.22">
                <text:p>23.22</text:p>
              </table:table-cell>
              <table:table-cell office:value-type="float" office:value="0">
                <text:p>0</text:p>
              </table:table-cell>
              <table:table-cell office:value-type="float" office:value="99.48">
                <text:p>99.48</text:p>
              </table:table-cell>
              <table:table-cell office:value-type="float" office:value="3.60999999999999">
                <text:p>3.60999999999999</text:p>
              </table:table-cell>
              <table:table-cell office:value-type="float" office:value="0.309999999999999">
                <text:p>0.309999999999999</text:p>
              </table:table-cell>
              <table:table-cell office:value-type="float" office:value="99.83">
                <text:p>99.83</text:p>
              </table:table-cell>
              <table:table-cell office:value-type="float" office:value="53.57">
                <text:p>53.57</text:p>
              </table:table-cell>
              <table:table-cell office:value-type="float" office:value="NaN">
                <text:p>NaN</text:p>
              </table:table-cell>
              <table:table-cell office:value-type="float" office:value="30.0477777777778">
                <text:p>30.0477777777778</text:p>
              </table:table-cell>
              <table:table-cell office:value-type="float" office:value="71.3542857142857">
                <text:p>71.3542857142857</text:p>
              </table:table-cell>
            </table:table-row>
            <table:table-row>
              <table:table-cell office:value-type="string">
                <text:p>ISR=10</text:p>
                <draw:g>
                  <svg:desc>ISR.D19:ISR.D19</svg:desc>
                </draw:g>
              </table:table-cell>
              <table:table-cell office:value-type="float" office:value="0.319999999999998">
                <text:p>0.319999999999998</text:p>
                <draw:g>
                  <svg:desc>ISR.E19:ISR.Y19</svg:desc>
                </draw:g>
              </table:table-cell>
              <table:table-cell office:value-type="float" office:value="94.39">
                <text:p>94.39</text:p>
              </table:table-cell>
              <table:table-cell office:value-type="float" office:value="5.62999999999999">
                <text:p>5.62999999999999</text:p>
              </table:table-cell>
              <table:table-cell office:value-type="float" office:value="1.24">
                <text:p>1.24</text:p>
              </table:table-cell>
              <table:table-cell office:value-type="float" office:value="0.0199999999999978">
                <text:p>0.0199999999999978</text:p>
              </table:table-cell>
              <table:table-cell office:value-type="float" office:value="0.939999999999996">
                <text:p>0.939999999999996</text:p>
              </table:table-cell>
              <table:table-cell office:value-type="float" office:value="8.47">
                <text:p>8.47</text:p>
              </table:table-cell>
              <table:table-cell office:value-type="float" office:value="2.07999999999999">
                <text:p>2.07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9.05">
                <text:p>99.05</text:p>
              </table:table-cell>
              <table:table-cell office:value-type="float" office:value="39.48">
                <text:p>39.48</text:p>
              </table:table-cell>
              <table:table-cell office:value-type="float" office:value="62.35">
                <text:p>62.35</text:p>
              </table:table-cell>
              <table:table-cell office:value-type="float" office:value="99.48">
                <text:p>99.48</text:p>
              </table:table-cell>
              <table:table-cell office:value-type="float" office:value="11.25">
                <text:p>11.25</text:p>
              </table:table-cell>
              <table:table-cell office:value-type="float" office:value="7.20999999999999">
                <text:p>7.20999999999999</text:p>
              </table:table-cell>
              <table:table-cell office:value-type="float" office:value="99.83">
                <text:p>99.83</text:p>
              </table:table-cell>
              <table:table-cell office:value-type="float" office:value="59.88">
                <text:p>59.88</text:p>
              </table:table-cell>
              <table:table-cell office:value-type="float" office:value="NaN">
                <text:p>NaN</text:p>
              </table:table-cell>
              <table:table-cell office:value-type="float" office:value="43.9533333333333">
                <text:p>43.9533333333333</text:p>
              </table:table-cell>
              <table:table-cell office:value-type="float" office:value="85.3228571428572">
                <text:p>85.3228571428572</text:p>
              </table:table-cell>
            </table:table-row>
            <table:table-row>
              <table:table-cell office:value-type="string">
                <text:p>ISR=15</text:p>
                <draw:g>
                  <svg:desc>ISR.D20:ISR.D20</svg:desc>
                </draw:g>
              </table:table-cell>
              <table:table-cell office:value-type="float" office:value="4.43">
                <text:p>4.43</text:p>
                <draw:g>
                  <svg:desc>ISR.E20:ISR.Y20</svg:desc>
                </draw:g>
              </table:table-cell>
              <table:table-cell office:value-type="float" office:value="98.74">
                <text:p>98.74</text:p>
              </table:table-cell>
              <table:table-cell office:value-type="float" office:value="7.81999999999999">
                <text:p>7.81999999999999</text:p>
              </table:table-cell>
              <table:table-cell office:value-type="float" office:value="2.6">
                <text:p>2.6</text:p>
              </table:table-cell>
              <table:table-cell office:value-type="float" office:value="0.169999999999992">
                <text:p>0.169999999999992</text:p>
              </table:table-cell>
              <table:table-cell office:value-type="float" office:value="8.02999999999999">
                <text:p>8.02999999999999</text:p>
              </table:table-cell>
              <table:table-cell office:value-type="float" office:value="30.77">
                <text:p>30.77</text:p>
              </table:table-cell>
              <table:table-cell office:value-type="float" office:value="2.24">
                <text:p>2.24</text:p>
              </table:table-cell>
              <table:table-cell office:value-type="float" office:value="99.88">
                <text:p>99.88</text:p>
              </table:table-cell>
              <table:table-cell office:value-type="float" office:value="99.69">
                <text:p>99.69</text:p>
              </table:table-cell>
              <table:table-cell office:value-type="float" office:value="99.16">
                <text:p>99.16</text:p>
              </table:table-cell>
              <table:table-cell office:value-type="float" office:value="55.09">
                <text:p>55.09</text:p>
              </table:table-cell>
              <table:table-cell office:value-type="float" office:value="78.35">
                <text:p>78.35</text:p>
              </table:table-cell>
              <table:table-cell office:value-type="float" office:value="99.48">
                <text:p>99.48</text:p>
              </table:table-cell>
              <table:table-cell office:value-type="float" office:value="59.5">
                <text:p>59.5</text:p>
              </table:table-cell>
              <table:table-cell office:value-type="float" office:value="36.15">
                <text:p>36.15</text:p>
              </table:table-cell>
              <table:table-cell office:value-type="float" office:value="99.83">
                <text:p>99.83</text:p>
              </table:table-cell>
              <table:table-cell office:value-type="float" office:value="67.37">
                <text:p>67.37</text:p>
              </table:table-cell>
              <table:table-cell office:value-type="float" office:value="NaN">
                <text:p>NaN</text:p>
              </table:table-cell>
              <table:table-cell office:value-type="float" office:value="52.7388888888889">
                <text:p>52.7388888888889</text:p>
              </table:table-cell>
              <table:table-cell office:value-type="float" office:value="88.6428571428571">
                <text:p>88.6428571428571</text:p>
              </table:table-cell>
            </table:table-row>
            <table:table-row>
              <table:table-cell office:value-type="string">
                <text:p>ISR=20</text:p>
                <draw:g>
                  <svg:desc>ISR.D21:ISR.D21</svg:desc>
                </draw:g>
              </table:table-cell>
              <table:table-cell office:value-type="float" office:value="25.81">
                <text:p>25.81</text:p>
                <draw:g>
                  <svg:desc>ISR.E21:ISR.Y21</svg:desc>
                </draw:g>
              </table:table-cell>
              <table:table-cell office:value-type="float" office:value="99.61">
                <text:p>99.61</text:p>
              </table:table-cell>
              <table:table-cell office:value-type="float" office:value="16.95">
                <text:p>16.95</text:p>
              </table:table-cell>
              <table:table-cell office:value-type="float" office:value="6.29">
                <text:p>6.29</text:p>
              </table:table-cell>
              <table:table-cell office:value-type="float" office:value="0.269999999999992">
                <text:p>0.269999999999992</text:p>
              </table:table-cell>
              <table:table-cell office:value-type="float" office:value="30.09">
                <text:p>30.09</text:p>
              </table:table-cell>
              <table:table-cell office:value-type="float" office:value="51">
                <text:p>51</text:p>
              </table:table-cell>
              <table:table-cell office:value-type="float" office:value="2.54">
                <text:p>2.54</text:p>
              </table:table-cell>
              <table:table-cell office:value-type="float" office:value="99.88">
                <text:p>99.88</text:p>
              </table:table-cell>
              <table:table-cell office:value-type="float" office:value="99.69">
                <text:p>99.69</text:p>
              </table:table-cell>
              <table:table-cell office:value-type="float" office:value="99.31">
                <text:p>99.31</text:p>
              </table:table-cell>
              <table:table-cell office:value-type="float" office:value="73.56">
                <text:p>73.56</text:p>
              </table:table-cell>
              <table:table-cell office:value-type="float" office:value="99.72">
                <text:p>99.72</text:p>
              </table:table-cell>
              <table:table-cell office:value-type="float" office:value="99.48">
                <text:p>99.48</text:p>
              </table:table-cell>
              <table:table-cell office:value-type="float" office:value="95.94">
                <text:p>95.94</text:p>
              </table:table-cell>
              <table:table-cell office:value-type="float" office:value="40.82">
                <text:p>40.82</text:p>
              </table:table-cell>
              <table:table-cell office:value-type="float" office:value="99.83">
                <text:p>99.83</text:p>
              </table:table-cell>
              <table:table-cell office:value-type="float" office:value="75.38">
                <text:p>75.38</text:p>
              </table:table-cell>
              <table:table-cell office:value-type="float" office:value="NaN">
                <text:p>NaN</text:p>
              </table:table-cell>
              <table:table-cell office:value-type="float" office:value="62.0094444444444">
                <text:p>62.0094444444444</text:p>
              </table:table-cell>
              <table:table-cell office:value-type="float" office:value="92.4471428571428">
                <text:p>92.4471428571428</text:p>
              </table:table-cell>
            </table:table-row>
            <table:table-row>
              <table:table-cell office:value-type="string">
                <text:p>ISR=25</text:p>
                <draw:g>
                  <svg:desc>ISR.D22:ISR.D22</svg:desc>
                </draw:g>
              </table:table-cell>
              <table:table-cell office:value-type="float" office:value="69.33">
                <text:p>69.33</text:p>
                <draw:g>
                  <svg:desc>ISR.E22:ISR.Y22</svg:desc>
                </draw:g>
              </table:table-cell>
              <table:table-cell office:value-type="float" office:value="99.71">
                <text:p>99.71</text:p>
              </table:table-cell>
              <table:table-cell office:value-type="float" office:value="67.07">
                <text:p>67.07</text:p>
              </table:table-cell>
              <table:table-cell office:value-type="float" office:value="12.08">
                <text:p>12.08</text:p>
              </table:table-cell>
              <table:table-cell office:value-type="float" office:value="0.419999999999998">
                <text:p>0.419999999999998</text:p>
              </table:table-cell>
              <table:table-cell office:value-type="float" office:value="48.63">
                <text:p>48.63</text:p>
              </table:table-cell>
              <table:table-cell office:value-type="float" office:value="64.32">
                <text:p>64.32</text:p>
              </table:table-cell>
              <table:table-cell office:value-type="float" office:value="2.95">
                <text:p>2.95</text:p>
              </table:table-cell>
              <table:table-cell office:value-type="float" office:value="99.88">
                <text:p>99.88</text:p>
              </table:table-cell>
              <table:table-cell office:value-type="float" office:value="99.69">
                <text:p>99.69</text:p>
              </table:table-cell>
              <table:table-cell office:value-type="float" office:value="99.34">
                <text:p>99.34</text:p>
              </table:table-cell>
              <table:table-cell office:value-type="float" office:value="86.24">
                <text:p>86.24</text:p>
              </table:table-cell>
              <table:table-cell office:value-type="float" office:value="99.75">
                <text:p>99.75</text:p>
              </table:table-cell>
              <table:table-cell office:value-type="float" office:value="99.48">
                <text:p>99.48</text:p>
              </table:table-cell>
              <table:table-cell office:value-type="float" office:value="99.48">
                <text:p>99.48</text:p>
              </table:table-cell>
              <table:table-cell office:value-type="float" office:value="41.46">
                <text:p>41.46</text:p>
              </table:table-cell>
              <table:table-cell office:value-type="float" office:value="99.83">
                <text:p>99.83</text:p>
              </table:table-cell>
              <table:table-cell office:value-type="float" office:value="82.91">
                <text:p>82.91</text:p>
              </table:table-cell>
              <table:table-cell office:value-type="float" office:value="NaN">
                <text:p>NaN</text:p>
              </table:table-cell>
              <table:table-cell office:value-type="float" office:value="70.6983333333333">
                <text:p>70.6983333333333</text:p>
              </table:table-cell>
              <table:table-cell office:value-type="float" office:value="95.3385714285714">
                <text:p>95.33857142857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